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eTeste = </text:p>
      <text:p text:style-name="Standard">{</text:p>
      <text:p text:style-name="Standard"><text:s text:c="2"/>[1,1] = <text:s/>1</text:p>
      <text:p text:style-name="Standard"><text:s text:c="2"/>[2,1] = <text:s/>2</text:p>
      <text:p text:style-name="Standard"><text:s text:c="2"/>[3,1] = <text:s/>2</text:p>
      <text:p text:style-name="Standard"><text:s text:c="2"/>[4,1] = <text:s/>1</text:p>
      <text:p text:style-name="Standard"><text:s text:c="2"/>[5,1] = <text:s/>2</text:p>
      <text:p text:style-name="Standard"><text:s text:c="2"/>[6,1] = <text:s/>3</text:p>
      <text:p text:style-name="Standard"><text:s text:c="2"/>[7,1] = <text:s/>1</text:p>
      <text:p text:style-name="Standard"><text:s text:c="2"/>[8,1] = <text:s/>2</text:p>
      <text:p text:style-name="Standard"><text:s text:c="2"/>[9,1] = <text:s/>3</text:p>
      <text:p text:style-name="Standard"><text:s text:c="2"/>[10,1] = <text:s/>1</text:p>
      <text:p text:style-name="Standard"><text:s text:c="2"/>[11,1] = <text:s/>2</text:p>
      <text:p text:style-name="Standard"><text:s text:c="2"/>[12,1] = <text:s/>3</text:p>
      <text:p text:style-name="Standard"><text:s text:c="2"/>[13,1] = <text:s/>1</text:p>
      <text:p text:style-name="Standard"><text:s text:c="2"/>[14,1] = <text:s/>2</text:p>
      <text:p text:style-name="Standard"><text:s text:c="2"/>[15,1] = <text:s/>3</text:p>
      <text:p text:style-name="Standard"><text:s text:c="2"/>[16,1] = <text:s/>1</text:p>
      <text:p text:style-name="Standard"><text:s text:c="2"/>[17,1] = <text:s/>2</text:p>
      <text:p text:style-name="Standard"><text:s text:c="2"/>[18,1] =</text:p>
      <text:p text:style-name="Standard"/>
      <text:p text:style-name="Standard"><text:s text:c="5"/>1 <text:s text:c="2"/>2</text:p>
      <text:p text:style-name="Standard"/>
      <text:p text:style-name="Standard"><text:s text:c="2"/>[19,1] = <text:s/>1</text:p>
      <text:p text:style-name="Standard"><text:s text:c="2"/>[20,1] = <text:s/>2</text:p>
      <text:p text:style-name="Standard"><text:s text:c="2"/>[21,1] = <text:s/>2</text:p>
      <text:p text:style-name="Standard"><text:s text:c="2"/>[22,1] = <text:s/>1</text:p>
      <text:p text:style-name="Standard"><text:s text:c="2"/>[23,1] = <text:s/>2</text:p>
      <text:p text:style-name="Standard"><text:s text:c="2"/>[24,1] = <text:s/>3</text:p>
      <text:p text:style-name="Standard"><text:s text:c="2"/>[25,1] = <text:s/>1</text:p>
      <text:p text:style-name="Standard"><text:s text:c="2"/>[26,1] = <text:s/>2</text:p>
      <text:p text:style-name="Standard"><text:s text:c="2"/>[27,1] = <text:s/>3</text:p>
      <text:p text:style-name="Standard"><text:s text:c="2"/>[28,1] = <text:s/>1</text:p>
      <text:p text:style-name="Standard"><text:s text:c="2"/>[29,1] = <text:s/>2</text:p>
      <text:p text:style-name="Standard"><text:s text:c="2"/>[30,1] = <text:s/>3</text:p>
      <text:p text:style-name="Standard"><text:s text:c="2"/>[31,1] = <text:s/>1</text:p>
      <text:p text:style-name="Standard"><text:s text:c="2"/>[32,1] = <text:s/>2</text:p>
      <text:p text:style-name="Standard"><text:s text:c="2"/>[33,1] = <text:s/>2</text:p>
      <text:p text:style-name="Standard"><text:s text:c="2"/>[34,1] = <text:s/>1</text:p>
      <text:p text:style-name="Standard"><text:s text:c="2"/>[35,1] = <text:s/>2</text:p>
      <text:p text:style-name="Standard"><text:s text:c="2"/>[36,1] = <text:s/>2</text:p>
      <text:p text:style-name="Standard"><text:s text:c="2"/>[37,1] = <text:s/>1</text:p>
      <text:p text:style-name="Standard"><text:s text:c="2"/>[38,1] = <text:s/>2</text:p>
      <text:p text:style-name="Standard"><text:s text:c="2"/>[39,1] = <text:s/>3</text:p>
      <text:p text:style-name="Standard"><text:s text:c="2"/>[40,1] = <text:s/>1</text:p>
      <text:p text:style-name="Standard"><text:s text:c="2"/>[41,1] = <text:s/>2</text:p>
      <text:p text:style-name="Standard"><text:s text:c="2"/>[42,1] = <text:s/>3</text:p>
      <text:p text:style-name="Standard"><text:s text:c="2"/>[43,1] = <text:s/>1</text:p>
      <text:p text:style-name="Standard"><text:s text:c="2"/>[44,1] = <text:s/>2</text:p>
      <text:p text:style-name="Standard"><text:s text:c="2"/>[45,1] = <text:s/>3</text:p>
      <text:p text:style-name="Standard"><text:s text:c="2"/>[46,1] = <text:s/>1</text:p>
      <text:p text:style-name="Standard"><text:s text:c="2"/>[47,1] = <text:s/>2</text:p>
      <text:p text:style-name="Standard"><text:soft-page-break/><text:s text:c="2"/>[48,1] = <text:s/>3</text:p>
      <text:p text:style-name="Standard"><text:s text:c="2"/>[49,1] = <text:s/>1</text:p>
      <text:p text:style-name="Standard"><text:s text:c="2"/>[50,1] = <text:s/>2</text:p>
      <text:p text:style-name="Standard"><text:s text:c="2"/>[51,1] = <text:s/>2</text:p>
      <text:p text:style-name="Standard"><text:s text:c="2"/>[52,1] = <text:s/>1</text:p>
      <text:p text:style-name="Standard"><text:s text:c="2"/>[53,1] = <text:s/>2</text:p>
      <text:p text:style-name="Standard"><text:s text:c="2"/>[54,1] = <text:s/>3</text:p>
      <text:p text:style-name="Standard"><text:s text:c="2"/>[55,1] = <text:s/>1</text:p>
      <text:p text:style-name="Standard"><text:s text:c="2"/>[56,1] = <text:s/>2</text:p>
      <text:p text:style-name="Standard"><text:s text:c="2"/>[57,1] = <text:s/>3</text:p>
      <text:p text:style-name="Standard"><text:s text:c="2"/>[58,1] = <text:s/>1</text:p>
      <text:p text:style-name="Standard"><text:s text:c="2"/>[59,1] = <text:s/>2</text:p>
      <text:p text:style-name="Standard"><text:s text:c="2"/>[60,1] = <text:s/>2</text:p>
      <text:p text:style-name="Standard"><text:s text:c="2"/>[61,1] = <text:s/>1</text:p>
      <text:p text:style-name="Standard"><text:s text:c="2"/>[62,1] = <text:s/>2</text:p>
      <text:p text:style-name="Standard"><text:s text:c="2"/>[63,1] = <text:s/>2</text:p>
      <text:p text:style-name="Standard"><text:s text:c="2"/>[64,1] = <text:s/>1</text:p>
      <text:p text:style-name="Standard"><text:s text:c="2"/>[65,1] = <text:s/>2</text:p>
      <text:p text:style-name="Standard"><text:s text:c="2"/>[66,1] = <text:s/>3</text:p>
      <text:p text:style-name="Standard"><text:s text:c="2"/>[67,1] = <text:s/>1</text:p>
      <text:p text:style-name="Standard"><text:s text:c="2"/>[68,1] = <text:s/>2</text:p>
      <text:p text:style-name="Standard"><text:s text:c="2"/>[69,1] = <text:s/>3</text:p>
      <text:p text:style-name="Standard"><text:s text:c="2"/>[70,1] = <text:s/>1</text:p>
      <text:p text:style-name="Standard"><text:s text:c="2"/>[71,1] = <text:s/>2</text:p>
      <text:p text:style-name="Standard"><text:s text:c="2"/>[72,1] = <text:s/>3</text:p>
      <text:p text:style-name="Standard"><text:s text:c="2"/>[73,1] = <text:s/>1</text:p>
      <text:p text:style-name="Standard"><text:s text:c="2"/>[74,1] = <text:s/>2</text:p>
      <text:p text:style-name="Standard"><text:s text:c="2"/>[75,1] = <text:s/>3</text:p>
      <text:p text:style-name="Standard"><text:s text:c="2"/>[76,1] = <text:s/>1</text:p>
      <text:p text:style-name="Standard"><text:s text:c="2"/>[77,1] = <text:s/>2</text:p>
      <text:p text:style-name="Standard"><text:s text:c="2"/>[78,1] = <text:s/>3</text:p>
      <text:p text:style-name="Standard"><text:s text:c="2"/>[79,1] = <text:s/>1</text:p>
      <text:p text:style-name="Standard"><text:s text:c="2"/>[80,1] = <text:s/>2</text:p>
      <text:p text:style-name="Standard"><text:s text:c="2"/>[81,1] = <text:s/>2</text:p>
      <text:p text:style-name="Standard"><text:s text:c="2"/>[82,1] = <text:s/>1</text:p>
      <text:p text:style-name="Standard"><text:s text:c="2"/>[83,1] = <text:s/>2</text:p>
      <text:p text:style-name="Standard"><text:s text:c="2"/>[84,1] = <text:s/>3</text:p>
      <text:p text:style-name="Standard"><text:s text:c="2"/>[85,1] = <text:s/>1</text:p>
      <text:p text:style-name="Standard"><text:s text:c="2"/>[86,1] = <text:s/>2</text:p>
      <text:p text:style-name="Standard"><text:s text:c="2"/>[87,1] = <text:s/>3</text:p>
      <text:p text:style-name="Standard"><text:s text:c="2"/>[88,1] = <text:s/>1</text:p>
      <text:p text:style-name="Standard"><text:s text:c="2"/>[89,1] = <text:s/>2</text:p>
      <text:p text:style-name="Standard"><text:s text:c="2"/>[90,1] = <text:s/>2</text:p>
      <text:p text:style-name="Standard"><text:s text:c="2"/>[91,1] = <text:s/>1</text:p>
      <text:p text:style-name="Standard"><text:s text:c="2"/>[92,1] = <text:s/>2</text:p>
      <text:p text:style-name="Standard"><text:s text:c="2"/>[93,1] = <text:s/>3</text:p>
      <text:p text:style-name="Standard"><text:s text:c="2"/>[94,1] = <text:s/>1</text:p>
      <text:p text:style-name="Standard"><text:s text:c="2"/>[95,1] = <text:s/>2</text:p>
      <text:p text:style-name="Standard"><text:s text:c="2"/>[96,1] = <text:s/>3</text:p>
      <text:p text:style-name="Standard"><text:s text:c="2"/>[97,1] = <text:s/>1</text:p>
      <text:p text:style-name="Standard"><text:s text:c="2"/>[98,1] = <text:s/>2</text:p>
      <text:p text:style-name="Standard"><text:s text:c="2"/>[99,1] = <text:s/>3</text:p>
      <text:p text:style-name="Standard"><text:soft-page-break/><text:s text:c="2"/>[100,1] = <text:s/>1</text:p>
      <text:p text:style-name="Standard"><text:s text:c="2"/>[101,1] = <text:s/>2</text:p>
      <text:p text:style-name="Standard"><text:s text:c="2"/>[102,1] = <text:s/>3</text:p>
      <text:p text:style-name="Standard"><text:s text:c="2"/>[103,1] = <text:s/>1</text:p>
      <text:p text:style-name="Standard"><text:s text:c="2"/>[104,1] = <text:s/>2</text:p>
      <text:p text:style-name="Standard"><text:s text:c="2"/>[105,1] = <text:s/>2</text:p>
      <text:p text:style-name="Standard"><text:s text:c="2"/>[106,1] = <text:s/>1</text:p>
      <text:p text:style-name="Standard"><text:s text:c="2"/>[107,1] = <text:s/>2</text:p>
      <text:p text:style-name="Standard"><text:s text:c="2"/>[108,1] = <text:s/>3</text:p>
      <text:p text:style-name="Standard"><text:s text:c="2"/>[109,1] = <text:s/>1</text:p>
      <text:p text:style-name="Standard"><text:s text:c="2"/>[110,1] = <text:s/>2</text:p>
      <text:p text:style-name="Standard"><text:s text:c="2"/>[111,1] = <text:s/>3</text:p>
      <text:p text:style-name="Standard"><text:s text:c="2"/>[112,1] = <text:s/>1</text:p>
      <text:p text:style-name="Standard"><text:s text:c="2"/>[113,1] = <text:s/>2</text:p>
      <text:p text:style-name="Standard"><text:s text:c="2"/>[114,1] = <text:s/>3</text:p>
      <text:p text:style-name="Standard"><text:s text:c="2"/>[115,1] = <text:s/>1</text:p>
      <text:p text:style-name="Standard"><text:s text:c="2"/>[116,1] = <text:s/>2</text:p>
      <text:p text:style-name="Standard"><text:s text:c="2"/>[117,1] = <text:s/>3</text:p>
      <text:p text:style-name="Standard"><text:s text:c="2"/>[118,1] = <text:s/>1</text:p>
      <text:p text:style-name="Standard"><text:s text:c="2"/>[119,1] = <text:s/>2</text:p>
      <text:p text:style-name="Standard"><text:s text:c="2"/>[120,1] = <text:s/>2</text:p>
      <text:p text:style-name="Standard"><text:s text:c="2"/>[121,1] = <text:s/>1</text:p>
      <text:p text:style-name="Standard"><text:s text:c="2"/>[122,1] = <text:s/>2</text:p>
      <text:p text:style-name="Standard"><text:s text:c="2"/>[123,1] = <text:s/>3</text:p>
      <text:p text:style-name="Standard"><text:s text:c="2"/>[124,1] = <text:s/>1</text:p>
      <text:p text:style-name="Standard"><text:s text:c="2"/>[125,1] = <text:s/>2</text:p>
      <text:p text:style-name="Standard"><text:s text:c="2"/>[126,1] = <text:s/>3</text:p>
      <text:p text:style-name="Standard"><text:s text:c="2"/>[127,1] = <text:s/>1</text:p>
      <text:p text:style-name="Standard"><text:s text:c="2"/>[128,1] = <text:s/>2</text:p>
      <text:p text:style-name="Standard"><text:s text:c="2"/>[129,1] = <text:s/>3</text:p>
      <text:p text:style-name="Standard"><text:s text:c="2"/>[130,1] = <text:s/>1</text:p>
      <text:p text:style-name="Standard"><text:s text:c="2"/>[131,1] = <text:s/>2</text:p>
      <text:p text:style-name="Standard"><text:s text:c="2"/>[132,1] = <text:s/>3</text:p>
      <text:p text:style-name="Standard"><text:s text:c="2"/>[133,1] = <text:s/>1</text:p>
      <text:p text:style-name="Standard"><text:s text:c="2"/>[134,1] = <text:s/>2</text:p>
      <text:p text:style-name="Standard"><text:s text:c="2"/>[135,1] = <text:s/>3</text:p>
      <text:p text:style-name="Standard"><text:s text:c="2"/>[136,1] = <text:s/>1</text:p>
      <text:p text:style-name="Standard"><text:s text:c="2"/>[137,1] = <text:s/>2</text:p>
      <text:p text:style-name="Standard"><text:s text:c="2"/>[138,1] = <text:s/>2</text:p>
      <text:p text:style-name="Standard"><text:s text:c="2"/>[139,1] = <text:s/>1</text:p>
      <text:p text:style-name="Standard"><text:s text:c="2"/>[140,1] = <text:s/>2</text:p>
      <text:p text:style-name="Standard"><text:s text:c="2"/>[141,1] = <text:s/>2</text:p>
      <text:p text:style-name="Standard"><text:s text:c="2"/>[142,1] = <text:s/>1</text:p>
      <text:p text:style-name="Standard"><text:s text:c="2"/>[143,1] = <text:s/>2</text:p>
      <text:p text:style-name="Standard"><text:s text:c="2"/>[144,1] = <text:s/>2</text:p>
      <text:p text:style-name="Standard"><text:s text:c="2"/>[145,1] = <text:s/>1</text:p>
      <text:p text:style-name="Standard"><text:s text:c="2"/>[146,1] = <text:s/>2</text:p>
      <text:p text:style-name="Standard"><text:s text:c="2"/>[147,1] = <text:s/>3</text:p>
      <text:p text:style-name="Standard"><text:s text:c="2"/>[148,1] = <text:s/>1</text:p>
      <text:p text:style-name="Standard"><text:s text:c="2"/>[149,1] = <text:s/>2</text:p>
      <text:p text:style-name="Standard"><text:s text:c="2"/>[150,1] = <text:s/>2</text:p>
      <text:p text:style-name="Standard"><text:s text:c="2"/>[151,1] = <text:s/>1</text:p>
      <text:p text:style-name="Standard"><text:soft-page-break/><text:s text:c="2"/>[152,1] = <text:s/>2</text:p>
      <text:p text:style-name="Standard"><text:s text:c="2"/>[153,1] = <text:s/>3</text:p>
      <text:p text:style-name="Standard"><text:s text:c="2"/>[154,1] = <text:s/>1</text:p>
      <text:p text:style-name="Standard"><text:s text:c="2"/>[155,1] = <text:s/>2</text:p>
      <text:p text:style-name="Standard"><text:s text:c="2"/>[156,1] = <text:s/>3</text:p>
      <text:p text:style-name="Standard"><text:s text:c="2"/>[157,1] = <text:s/>1</text:p>
      <text:p text:style-name="Standard"><text:s text:c="2"/>[158,1] = <text:s/>2</text:p>
      <text:p text:style-name="Standard"><text:s text:c="2"/>[159,1] = <text:s/>3</text:p>
      <text:p text:style-name="Standard"><text:s text:c="2"/>[160,1] = <text:s/>1</text:p>
      <text:p text:style-name="Standard"><text:s text:c="2"/>[161,1] = <text:s/>2</text:p>
      <text:p text:style-name="Standard"><text:s text:c="2"/>[162,1] = <text:s/>3</text:p>
      <text:p text:style-name="Standard"><text:s text:c="2"/>[163,1] = <text:s/>1</text:p>
      <text:p text:style-name="Standard"><text:s text:c="2"/>[164,1] = <text:s/>2</text:p>
      <text:p text:style-name="Standard"><text:s text:c="2"/>[165,1] = <text:s/>3</text:p>
      <text:p text:style-name="Standard"><text:s text:c="2"/>[166,1] = <text:s/>1</text:p>
      <text:p text:style-name="Standard"><text:s text:c="2"/>[167,1] = <text:s/>2</text:p>
      <text:p text:style-name="Standard"><text:s text:c="2"/>[168,1] = <text:s/>3</text:p>
      <text:p text:style-name="Standard"><text:s text:c="2"/>[169,1] = <text:s/>1</text:p>
      <text:p text:style-name="Standard"><text:s text:c="2"/>[170,1] = <text:s/>2</text:p>
      <text:p text:style-name="Standard"><text:s text:c="2"/>[171,1] = <text:s/>3</text:p>
      <text:p text:style-name="Standard"><text:s text:c="2"/>[172,1] = <text:s/>1</text:p>
      <text:p text:style-name="Standard"><text:s text:c="2"/>[173,1] = <text:s/>2</text:p>
      <text:p text:style-name="Standard"><text:s text:c="2"/>[174,1] = <text:s/>3</text:p>
      <text:p text:style-name="Standard"><text:s text:c="2"/>[175,1] = <text:s/>1</text:p>
      <text:p text:style-name="Standard"><text:s text:c="2"/>[176,1] = <text:s/>2</text:p>
      <text:p text:style-name="Standard"><text:s text:c="2"/>[177,1] = <text:s/>3</text:p>
      <text:p text:style-name="Standard"><text:s text:c="2"/>[178,1] = <text:s/>1</text:p>
      <text:p text:style-name="Standard"><text:s text:c="2"/>[179,1] = <text:s/>2</text:p>
      <text:p text:style-name="Standard"><text:s text:c="2"/>[180,1] = <text:s/>3</text:p>
      <text:p text:style-name="Standard"><text:s text:c="2"/>[181,1] = <text:s/>1</text:p>
      <text:p text:style-name="Standard"><text:s text:c="2"/>[182,1] = <text:s/>2</text:p>
      <text:p text:style-name="Standard"><text:s text:c="2"/>[183,1] = <text:s/>3</text:p>
      <text:p text:style-name="Standard"><text:s text:c="2"/>[184,1] = <text:s/>1</text:p>
      <text:p text:style-name="Standard"><text:s text:c="2"/>[185,1] = <text:s/>2</text:p>
      <text:p text:style-name="Standard"><text:s text:c="2"/>[186,1] = <text:s/>3</text:p>
      <text:p text:style-name="Standard"><text:s text:c="2"/>[187,1] = <text:s/>1</text:p>
      <text:p text:style-name="Standard"><text:s text:c="2"/>[188,1] = <text:s/>2</text:p>
      <text:p text:style-name="Standard"><text:s text:c="2"/>[189,1] = <text:s/>3</text:p>
      <text:p text:style-name="Standard"><text:s text:c="2"/>[190,1] = <text:s/>1</text:p>
      <text:p text:style-name="Standard"><text:s text:c="2"/>[191,1] = <text:s/>2</text:p>
      <text:p text:style-name="Standard"><text:s text:c="2"/>[192,1] = <text:s/>3</text:p>
      <text:p text:style-name="Standard"><text:s text:c="2"/>[193,1] = <text:s/>1</text:p>
      <text:p text:style-name="Standard"><text:s text:c="2"/>[194,1] = <text:s/>2</text:p>
      <text:p text:style-name="Standard"><text:s text:c="2"/>[195,1] = <text:s/>3</text:p>
      <text:p text:style-name="Standard"><text:s text:c="2"/>[196,1] = <text:s/>1</text:p>
      <text:p text:style-name="Standard"><text:s text:c="2"/>[197,1] = <text:s/>2</text:p>
      <text:p text:style-name="Standard"><text:s text:c="2"/>[198,1] = <text:s/>3</text:p>
      <text:p text:style-name="Standard"><text:s text:c="2"/>[199,1] = <text:s/>1</text:p>
      <text:p text:style-name="Standard"><text:s text:c="2"/>[200,1] = <text:s/>2</text:p>
      <text:p text:style-name="Standard"><text:s text:c="2"/>[201,1] = <text:s/>3</text:p>
      <text:p text:style-name="Standard"><text:s text:c="2"/>[202,1] = <text:s/>1</text:p>
      <text:p text:style-name="Standard"><text:s text:c="2"/>[203,1] = <text:s/>2</text:p>
      <text:p text:style-name="Standard"><text:soft-page-break/><text:s text:c="2"/>[204,1] = <text:s/>2</text:p>
      <text:p text:style-name="Standard"><text:s text:c="2"/>[205,1] = <text:s/>1</text:p>
      <text:p text:style-name="Standard"><text:s text:c="2"/>[206,1] = <text:s/>2</text:p>
      <text:p text:style-name="Standard"><text:s text:c="2"/>[207,1] = <text:s/>2</text:p>
      <text:p text:style-name="Standard"><text:s text:c="2"/>[208,1] = <text:s/>1</text:p>
      <text:p text:style-name="Standard"><text:s text:c="2"/>[209,1] = <text:s/>2</text:p>
      <text:p text:style-name="Standard"><text:s text:c="2"/>[210,1] = <text:s/>3</text:p>
      <text:p text:style-name="Standard"><text:s text:c="2"/>[211,1] = <text:s/>1</text:p>
      <text:p text:style-name="Standard"><text:s text:c="2"/>[212,1] = <text:s/>2</text:p>
      <text:p text:style-name="Standard"><text:s text:c="2"/>[213,1] = <text:s/>3</text:p>
      <text:p text:style-name="Standard"><text:s text:c="2"/>[214,1] = <text:s/>1</text:p>
      <text:p text:style-name="Standard"><text:s text:c="2"/>[215,1] = <text:s/>2</text:p>
      <text:p text:style-name="Standard"><text:s text:c="2"/>[216,1] = <text:s/>3</text:p>
      <text:p text:style-name="Standard"><text:s text:c="2"/>[217,1] = <text:s/>1</text:p>
      <text:p text:style-name="Standard"><text:s text:c="2"/>[218,1] = <text:s/>2</text:p>
      <text:p text:style-name="Standard"><text:s text:c="2"/>[219,1] = <text:s/>3</text:p>
      <text:p text:style-name="Standard"><text:s text:c="2"/>[220,1] = <text:s/>1</text:p>
      <text:p text:style-name="Standard"><text:s text:c="2"/>[221,1] = <text:s/>2</text:p>
      <text:p text:style-name="Standard"><text:s text:c="2"/>[222,1] = <text:s/>3</text:p>
      <text:p text:style-name="Standard"><text:s text:c="2"/>[223,1] = <text:s/>1</text:p>
      <text:p text:style-name="Standard"><text:s text:c="2"/>[224,1] = <text:s/>2</text:p>
      <text:p text:style-name="Standard"><text:s text:c="2"/>[225,1] = <text:s/>3</text:p>
      <text:p text:style-name="Standard"><text:s text:c="2"/>[226,1] = <text:s/>1</text:p>
      <text:p text:style-name="Standard"><text:s text:c="2"/>[227,1] = <text:s/>2</text:p>
      <text:p text:style-name="Standard"><text:s text:c="2"/>[228,1] = <text:s/>3</text:p>
      <text:p text:style-name="Standard"><text:s text:c="2"/>[229,1] = <text:s/>1</text:p>
      <text:p text:style-name="Standard"><text:s text:c="2"/>[230,1] =</text:p>
      <text:p text:style-name="Standard"/>
      <text:p text:style-name="Standard"><text:s text:c="5"/>3 <text:s text:c="2"/>2</text:p>
      <text:p text:style-name="Standard"/>
      <text:p text:style-name="Standard"><text:s text:c="2"/>[231,1] = <text:s/>3</text:p>
      <text:p text:style-name="Standard"><text:s text:c="2"/>[232,1] = <text:s/>1</text:p>
      <text:p text:style-name="Standard"><text:s text:c="2"/>[233,1] = <text:s/>2</text:p>
      <text:p text:style-name="Standard"><text:s text:c="2"/>[234,1] = <text:s/>2</text:p>
      <text:p text:style-name="Standard"><text:s text:c="2"/>[235,1] = <text:s/>1</text:p>
      <text:p text:style-name="Standard"><text:s text:c="2"/>[236,1] = <text:s/>2</text:p>
      <text:p text:style-name="Standard"><text:s text:c="2"/>[237,1] = <text:s/>3</text:p>
      <text:p text:style-name="Standard"><text:s text:c="2"/>[238,1] = <text:s/>1</text:p>
      <text:p text:style-name="Standard"><text:s text:c="2"/>[239,1] = <text:s/>2</text:p>
      <text:p text:style-name="Standard"><text:s text:c="2"/>[240,1] = <text:s/>3</text:p>
      <text:p text:style-name="Standard"><text:s text:c="2"/>[241,1] = <text:s/>1</text:p>
      <text:p text:style-name="Standard"><text:s text:c="2"/>[242,1] = <text:s/>2</text:p>
      <text:p text:style-name="Standard"><text:s text:c="2"/>[243,1] = <text:s/>3</text:p>
      <text:p text:style-name="Standard"><text:s text:c="2"/>[244,1] = <text:s/>1</text:p>
      <text:p text:style-name="Standard"><text:s text:c="2"/>[245,1] = <text:s/>2</text:p>
      <text:p text:style-name="Standard"><text:s text:c="2"/>[246,1] = <text:s/>3</text:p>
      <text:p text:style-name="Standard"><text:s text:c="2"/>[247,1] = <text:s/>1</text:p>
      <text:p text:style-name="Standard"><text:s text:c="2"/>[248,1] = <text:s/>2</text:p>
      <text:p text:style-name="Standard"><text:s text:c="2"/>[249,1] = <text:s/>3</text:p>
      <text:p text:style-name="Standard"><text:s text:c="2"/>[250,1] = <text:s/>1</text:p>
      <text:p text:style-name="Standard"><text:s text:c="2"/>[251,1] = <text:s/>2</text:p>
      <text:p text:style-name="Standard"><text:s text:c="2"/>[252,1] = <text:s/>2</text:p>
      <text:p text:style-name="Standard"><text:soft-page-break/><text:s text:c="2"/>[253,1] = <text:s/>1</text:p>
      <text:p text:style-name="Standard"><text:s text:c="2"/>[254,1] = <text:s/>2</text:p>
      <text:p text:style-name="Standard"><text:s text:c="2"/>[255,1] = <text:s/>3</text:p>
      <text:p text:style-name="Standard"><text:s text:c="2"/>[256,1] = <text:s/>1</text:p>
      <text:p text:style-name="Standard"><text:s text:c="2"/>[257,1] = <text:s/>2</text:p>
      <text:p text:style-name="Standard"><text:s text:c="2"/>[258,1] = <text:s/>3</text:p>
      <text:p text:style-name="Standard"><text:s text:c="2"/>[259,1] = <text:s/>1</text:p>
      <text:p text:style-name="Standard"><text:s text:c="2"/>[260,1] = <text:s/>2</text:p>
      <text:p text:style-name="Standard"><text:s text:c="2"/>[261,1] = <text:s/>3</text:p>
      <text:p text:style-name="Standard"><text:s text:c="2"/>[262,1] = <text:s/>1</text:p>
      <text:p text:style-name="Standard"><text:s text:c="2"/>[263,1] = <text:s/>2</text:p>
      <text:p text:style-name="Standard"><text:s text:c="2"/>[264,1] = <text:s/>3</text:p>
      <text:p text:style-name="Standard"><text:s text:c="2"/>[265,1] = <text:s/>1</text:p>
      <text:p text:style-name="Standard"><text:s text:c="2"/>[266,1] = <text:s/>2</text:p>
      <text:p text:style-name="Standard"><text:s text:c="2"/>[267,1] =</text:p>
      <text:p text:style-name="Standard"/>
      <text:p text:style-name="Standard"><text:s text:c="5"/>1 <text:s text:c="2"/>3</text:p>
      <text:p text:style-name="Standard"/>
      <text:p text:style-name="Standard"><text:s text:c="2"/>[268,1] = <text:s/>1</text:p>
      <text:p text:style-name="Standard"><text:s text:c="2"/>[269,1] = <text:s/>2</text:p>
      <text:p text:style-name="Standard"><text:s text:c="2"/>[270,1] = <text:s/>3</text:p>
      <text:p text:style-name="Standard"><text:s text:c="2"/>[271,1] = <text:s/>1</text:p>
      <text:p text:style-name="Standard"><text:s text:c="2"/>[272,1] = <text:s/>2</text:p>
      <text:p text:style-name="Standard"><text:s text:c="2"/>[273,1] = <text:s/>3</text:p>
      <text:p text:style-name="Standard"><text:s text:c="2"/>[274,1] = <text:s/>1</text:p>
      <text:p text:style-name="Standard"><text:s text:c="2"/>[275,1] = <text:s/>2</text:p>
      <text:p text:style-name="Standard"><text:s text:c="2"/>[276,1] = <text:s/>2</text:p>
      <text:p text:style-name="Standard"><text:s text:c="2"/>[277,1] = <text:s/>1</text:p>
      <text:p text:style-name="Standard"><text:s text:c="2"/>[278,1] = <text:s/>2</text:p>
      <text:p text:style-name="Standard"><text:s text:c="2"/>[279,1] = <text:s/>2</text:p>
      <text:p text:style-name="Standard"><text:s text:c="2"/>[280,1] = <text:s/>1</text:p>
      <text:p text:style-name="Standard"><text:s text:c="2"/>[281,1] = <text:s/>2</text:p>
      <text:p text:style-name="Standard"><text:s text:c="2"/>[282,1] = <text:s/>3</text:p>
      <text:p text:style-name="Standard"><text:s text:c="2"/>[283,1] = <text:s/>1</text:p>
      <text:p text:style-name="Standard"><text:s text:c="2"/>[284,1] = <text:s/>2</text:p>
      <text:p text:style-name="Standard"><text:s text:c="2"/>[285,1] = <text:s/>2</text:p>
      <text:p text:style-name="Standard"><text:s text:c="2"/>[286,1] = <text:s/>1</text:p>
      <text:p text:style-name="Standard"><text:s text:c="2"/>[287,1] = <text:s/>2</text:p>
      <text:p text:style-name="Standard"><text:s text:c="2"/>[288,1] = <text:s/>3</text:p>
      <text:p text:style-name="Standard"><text:s text:c="2"/>[289,1] = <text:s/>1</text:p>
      <text:p text:style-name="Standard"><text:s text:c="2"/>[290,1] = <text:s/>2</text:p>
      <text:p text:style-name="Standard"><text:s text:c="2"/>[291,1] = <text:s/>3</text:p>
      <text:p text:style-name="Standard"><text:s text:c="2"/>[292,1] = <text:s/>1</text:p>
      <text:p text:style-name="Standard"><text:s text:c="2"/>[293,1] =</text:p>
      <text:p text:style-name="Standard"/>
      <text:p text:style-name="Standard"><text:s text:c="5"/>3 <text:s text:c="2"/>2</text:p>
      <text:p text:style-name="Standard"/>
      <text:p text:style-name="Standard"><text:s text:c="2"/>[294,1] = <text:s/>3</text:p>
      <text:p text:style-name="Standard"><text:s text:c="2"/>[295,1] = <text:s/>1</text:p>
      <text:p text:style-name="Standard"><text:s text:c="2"/>[296,1] = <text:s/>2</text:p>
      <text:p text:style-name="Standard"><text:s text:c="2"/>[297,1] = <text:s/>3</text:p>
      <text:p text:style-name="Standard"><text:s text:c="2"/>[298,1] = <text:s/>1</text:p>
      <text:p text:style-name="Standard"><text:soft-page-break/><text:s text:c="2"/>[299,1] = <text:s/>2</text:p>
      <text:p text:style-name="Standard"><text:s text:c="2"/>[300,1] = <text:s/>3</text:p>
      <text:p text:style-name="Standard"><text:s text:c="2"/>[301,1] = <text:s/>1</text:p>
      <text:p text:style-name="Standard"><text:s text:c="2"/>[302,1] = <text:s/>2</text:p>
      <text:p text:style-name="Standard"><text:s text:c="2"/>[303,1] = <text:s/>2</text:p>
      <text:p text:style-name="Standard"><text:s text:c="2"/>[304,1] = <text:s/>1</text:p>
      <text:p text:style-name="Standard"><text:s text:c="2"/>[305,1] = <text:s/>2</text:p>
      <text:p text:style-name="Standard"><text:s text:c="2"/>[306,1] = <text:s/>2</text:p>
      <text:p text:style-name="Standard"><text:s text:c="2"/>[307,1] = <text:s/>1</text:p>
      <text:p text:style-name="Standard"><text:s text:c="2"/>[308,1] = <text:s/>2</text:p>
      <text:p text:style-name="Standard"><text:s text:c="2"/>[309,1] = <text:s/>3</text:p>
      <text:p text:style-name="Standard"><text:s text:c="2"/>[310,1] = <text:s/>1</text:p>
      <text:p text:style-name="Standard"><text:s text:c="2"/>[311,1] = <text:s/>2</text:p>
      <text:p text:style-name="Standard"><text:s text:c="2"/>[312,1] = <text:s/>3</text:p>
      <text:p text:style-name="Standard"><text:s text:c="2"/>[313,1] = <text:s/>1</text:p>
      <text:p text:style-name="Standard"><text:s text:c="2"/>[314,1] = <text:s/>2</text:p>
      <text:p text:style-name="Standard"><text:s text:c="2"/>[315,1] = <text:s/>3</text:p>
      <text:p text:style-name="Standard"><text:s text:c="2"/>[316,1] = <text:s/>1</text:p>
      <text:p text:style-name="Standard"><text:s text:c="2"/>[317,1] = <text:s/>2</text:p>
      <text:p text:style-name="Standard"><text:s text:c="2"/>[318,1] = <text:s/>3</text:p>
      <text:p text:style-name="Standard"><text:s text:c="2"/>[319,1] = <text:s/>1</text:p>
      <text:p text:style-name="Standard"><text:s text:c="2"/>[320,1] = <text:s/>2</text:p>
      <text:p text:style-name="Standard"><text:s text:c="2"/>[321,1] = <text:s/>3</text:p>
      <text:p text:style-name="Standard"><text:s text:c="2"/>[322,1] = <text:s/>1</text:p>
      <text:p text:style-name="Standard"><text:s text:c="2"/>[323,1] = <text:s/>2</text:p>
      <text:p text:style-name="Standard"><text:s text:c="2"/>[324,1] = <text:s/>3</text:p>
      <text:p text:style-name="Standard"><text:s text:c="2"/>[325,1] = <text:s/>1</text:p>
      <text:p text:style-name="Standard"><text:s text:c="2"/>[326,1] = <text:s/>2</text:p>
      <text:p text:style-name="Standard"><text:s text:c="2"/>[327,1] = <text:s/>3</text:p>
      <text:p text:style-name="Standard"><text:s text:c="2"/>[328,1] = <text:s/>1</text:p>
      <text:p text:style-name="Standard"><text:s text:c="2"/>[329,1] = <text:s/>2</text:p>
      <text:p text:style-name="Standard"><text:s text:c="2"/>[330,1] = <text:s/>3</text:p>
      <text:p text:style-name="Standard"><text:s text:c="2"/>[331,1] = <text:s/>1</text:p>
      <text:p text:style-name="Standard"><text:s text:c="2"/>[332,1] = <text:s/>2</text:p>
      <text:p text:style-name="Standard"><text:s text:c="2"/>[333,1] = <text:s/>3</text:p>
      <text:p text:style-name="Standard"><text:s text:c="2"/>[334,1] = <text:s/>1</text:p>
      <text:p text:style-name="Standard"><text:s text:c="2"/>[335,1] = <text:s/>2</text:p>
      <text:p text:style-name="Standard"><text:s text:c="2"/>[336,1] = <text:s/>2</text:p>
      <text:p text:style-name="Standard"><text:s text:c="2"/>[337,1] = <text:s/>1</text:p>
      <text:p text:style-name="Standard"><text:s text:c="2"/>[338,1] = <text:s/>2</text:p>
      <text:p text:style-name="Standard"><text:s text:c="2"/>[339,1] = <text:s/>2</text:p>
      <text:p text:style-name="Standard"><text:s text:c="2"/>[340,1] = <text:s/>1</text:p>
      <text:p text:style-name="Standard"><text:s text:c="2"/>[341,1] = <text:s/>2</text:p>
      <text:p text:style-name="Standard"><text:s text:c="2"/>[342,1] = <text:s/>3</text:p>
      <text:p text:style-name="Standard"><text:s text:c="2"/>[343,1] = <text:s/>1</text:p>
      <text:p text:style-name="Standard"><text:s text:c="2"/>[344,1] = <text:s/>2</text:p>
      <text:p text:style-name="Standard"><text:s text:c="2"/>[345,1] = <text:s/>3</text:p>
      <text:p text:style-name="Standard"><text:s text:c="2"/>[346,1] = <text:s/>1</text:p>
      <text:p text:style-name="Standard"><text:s text:c="2"/>[347,1] = <text:s/>2</text:p>
      <text:p text:style-name="Standard"><text:s text:c="2"/>[348,1] = <text:s/>2</text:p>
      <text:p text:style-name="Standard"><text:s text:c="2"/>[349,1] = <text:s/>1</text:p>
      <text:p text:style-name="Standard"><text:s text:c="2"/>[350,1] = <text:s/>2</text:p>
      <text:p text:style-name="Standard"><text:soft-page-break/><text:s text:c="2"/>[351,1] = <text:s/>3</text:p>
      <text:p text:style-name="Standard"><text:s text:c="2"/>[352,1] = <text:s/>1</text:p>
      <text:p text:style-name="Standard"><text:s text:c="2"/>[353,1] =</text:p>
      <text:p text:style-name="Standard"/>
      <text:p text:style-name="Standard"><text:s text:c="5"/>3 <text:s text:c="2"/>2</text:p>
      <text:p text:style-name="Standard"/>
      <text:p text:style-name="Standard"><text:s text:c="2"/>[354,1] = <text:s/>3</text:p>
      <text:p text:style-name="Standard"><text:s text:c="2"/>[355,1] = <text:s/>1</text:p>
      <text:p text:style-name="Standard"><text:s text:c="2"/>[356,1] = <text:s/>2</text:p>
      <text:p text:style-name="Standard"><text:s text:c="2"/>[357,1] = <text:s/>3</text:p>
      <text:p text:style-name="Standard"><text:s text:c="2"/>[358,1] = <text:s/>1</text:p>
      <text:p text:style-name="Standard"><text:s text:c="2"/>[359,1] = <text:s/>2</text:p>
      <text:p text:style-name="Standard"><text:s text:c="2"/>[360,1] = <text:s/>3</text:p>
      <text:p text:style-name="Standard"><text:s text:c="2"/>[361,1] = <text:s/>1</text:p>
      <text:p text:style-name="Standard"><text:s text:c="2"/>[362,1] = <text:s/>2</text:p>
      <text:p text:style-name="Standard"><text:s text:c="2"/>[363,1] = <text:s/>3</text:p>
      <text:p text:style-name="Standard"><text:s text:c="2"/>[364,1] = <text:s/>1</text:p>
      <text:p text:style-name="Standard"><text:s text:c="2"/>[365,1] = <text:s/>2</text:p>
      <text:p text:style-name="Standard"><text:s text:c="2"/>[366,1] = <text:s/>3</text:p>
      <text:p text:style-name="Standard"><text:s text:c="2"/>[367,1] = <text:s/>1</text:p>
      <text:p text:style-name="Standard"><text:s text:c="2"/>[368,1] = <text:s/>2</text:p>
      <text:p text:style-name="Standard"><text:s text:c="2"/>[369,1] = <text:s/>2</text:p>
      <text:p text:style-name="Standard"><text:s text:c="2"/>[370,1] = <text:s/>1</text:p>
      <text:p text:style-name="Standard"><text:s text:c="2"/>[371,1] = <text:s/>2</text:p>
      <text:p text:style-name="Standard"><text:s text:c="2"/>[372,1] = <text:s/>3</text:p>
      <text:p text:style-name="Standard"><text:s text:c="2"/>[373,1] = <text:s/>1</text:p>
      <text:p text:style-name="Standard"><text:s text:c="2"/>[374,1] = <text:s/>2</text:p>
      <text:p text:style-name="Standard"><text:s text:c="2"/>[375,1] = <text:s/>3</text:p>
      <text:p text:style-name="Standard"><text:s text:c="2"/>[376,1] = <text:s/>1</text:p>
      <text:p text:style-name="Standard"><text:s text:c="2"/>[377,1] = <text:s/>2</text:p>
      <text:p text:style-name="Standard"><text:s text:c="2"/>[378,1] = <text:s/>2</text:p>
      <text:p text:style-name="Standard"><text:s text:c="2"/>[379,1] = <text:s/>1</text:p>
      <text:p text:style-name="Standard"><text:s text:c="2"/>[380,1] = <text:s/>2</text:p>
      <text:p text:style-name="Standard"><text:s text:c="2"/>[381,1] = <text:s/>2</text:p>
      <text:p text:style-name="Standard"><text:s text:c="2"/>[382,1] = <text:s/>1</text:p>
      <text:p text:style-name="Standard"><text:s text:c="2"/>[383,1] = <text:s/>2</text:p>
      <text:p text:style-name="Standard"><text:s text:c="2"/>[384,1] = <text:s/>2</text:p>
      <text:p text:style-name="Standard"><text:s text:c="2"/>[385,1] = <text:s/>1</text:p>
      <text:p text:style-name="Standard"><text:s text:c="2"/>[386,1] = <text:s/>2</text:p>
      <text:p text:style-name="Standard"><text:s text:c="2"/>[387,1] = <text:s/>3</text:p>
      <text:p text:style-name="Standard"><text:s text:c="2"/>[388,1] = <text:s/>1</text:p>
      <text:p text:style-name="Standard"><text:s text:c="2"/>[389,1] = <text:s/>2</text:p>
      <text:p text:style-name="Standard"><text:s text:c="2"/>[390,1] = <text:s/>3</text:p>
      <text:p text:style-name="Standard"><text:s text:c="2"/>[391,1] = <text:s/>1</text:p>
      <text:p text:style-name="Standard"><text:s text:c="2"/>[392,1] = <text:s/>2</text:p>
      <text:p text:style-name="Standard"><text:s text:c="2"/>[393,1] = <text:s/>3</text:p>
      <text:p text:style-name="Standard"><text:s text:c="2"/>[394,1] = <text:s/>1</text:p>
      <text:p text:style-name="Standard"><text:s text:c="2"/>[395,1] = <text:s/>2</text:p>
      <text:p text:style-name="Standard"><text:s text:c="2"/>[396,1] = <text:s/>3</text:p>
      <text:p text:style-name="Standard"><text:s text:c="2"/>[397,1] = <text:s/>1</text:p>
      <text:p text:style-name="Standard"><text:s text:c="2"/>[398,1] = <text:s/>2</text:p>
      <text:p text:style-name="Standard"><text:s text:c="2"/>[399,1] =</text:p>
      <text:p text:style-name="Standard"><text:soft-page-break/></text:p>
      <text:p text:style-name="Standard"><text:s text:c="5"/>1 <text:s text:c="2"/>3</text:p>
      <text:p text:style-name="Standard"/>
      <text:p text:style-name="Standard"><text:s text:c="2"/>[400,1] = <text:s/>1</text:p>
      <text:p text:style-name="Standard"><text:s text:c="2"/>[401,1] = <text:s/>2</text:p>
      <text:p text:style-name="Standard"><text:s text:c="2"/>[402,1] = <text:s/>3</text:p>
      <text:p text:style-name="Standard"><text:s text:c="2"/>[403,1] = <text:s/>1</text:p>
      <text:p text:style-name="Standard"><text:s text:c="2"/>[404,1] = <text:s/>2</text:p>
      <text:p text:style-name="Standard"><text:s text:c="2"/>[405,1] = <text:s/>3</text:p>
      <text:p text:style-name="Standard"><text:s text:c="2"/>[406,1] = <text:s/>1</text:p>
      <text:p text:style-name="Standard"><text:s text:c="2"/>[407,1] = <text:s/>2</text:p>
      <text:p text:style-name="Standard"><text:s text:c="2"/>[408,1] = <text:s/>3</text:p>
      <text:p text:style-name="Standard"><text:s text:c="2"/>[409,1] = <text:s/>1</text:p>
      <text:p text:style-name="Standard"><text:s text:c="2"/>[410,1] = <text:s/>2</text:p>
      <text:p text:style-name="Standard"><text:s text:c="2"/>[411,1] = <text:s/>2</text:p>
      <text:p text:style-name="Standard"><text:s text:c="2"/>[412,1] = <text:s/>1</text:p>
      <text:p text:style-name="Standard"><text:s text:c="2"/>[413,1] = <text:s/>2</text:p>
      <text:p text:style-name="Standard"><text:s text:c="2"/>[414,1] = <text:s/>2</text:p>
      <text:p text:style-name="Standard"><text:s text:c="2"/>[415,1] = <text:s/>1</text:p>
      <text:p text:style-name="Standard"><text:s text:c="2"/>[416,1] = <text:s/>2</text:p>
      <text:p text:style-name="Standard"><text:s text:c="2"/>[417,1] = <text:s/>3</text:p>
      <text:p text:style-name="Standard"><text:s text:c="2"/>[418,1] = <text:s/>1</text:p>
      <text:p text:style-name="Standard"><text:s text:c="2"/>[419,1] = <text:s/>2</text:p>
      <text:p text:style-name="Standard"><text:s text:c="2"/>[420,1] = <text:s/>3</text:p>
      <text:p text:style-name="Standard"><text:s text:c="2"/>[421,1] = <text:s/>1</text:p>
      <text:p text:style-name="Standard"><text:s text:c="2"/>[422,1] = <text:s/>2</text:p>
      <text:p text:style-name="Standard"><text:s text:c="2"/>[423,1] = <text:s/>3</text:p>
      <text:p text:style-name="Standard"><text:s text:c="2"/>[424,1] = <text:s/>1</text:p>
      <text:p text:style-name="Standard"><text:s text:c="2"/>[425,1] = <text:s/>2</text:p>
      <text:p text:style-name="Standard"><text:s text:c="2"/>[426,1] = <text:s/>3</text:p>
      <text:p text:style-name="Standard"><text:s text:c="2"/>[427,1] = <text:s/>1</text:p>
      <text:p text:style-name="Standard"><text:s text:c="2"/>[428,1] = <text:s/>2</text:p>
      <text:p text:style-name="Standard"><text:s text:c="2"/>[429,1] = <text:s/>3</text:p>
      <text:p text:style-name="Standard"><text:s text:c="2"/>[430,1] = <text:s/>1</text:p>
      <text:p text:style-name="Standard"><text:s text:c="2"/>[431,1] =</text:p>
      <text:p text:style-name="Standard"/>
      <text:p text:style-name="Standard"><text:s text:c="5"/>3 <text:s text:c="2"/>2</text:p>
      <text:p text:style-name="Standard"/>
      <text:p text:style-name="Standard"><text:s text:c="2"/>[432,1] = <text:s/>3</text:p>
      <text:p text:style-name="Standard"><text:s text:c="2"/>[433,1] = <text:s/>1</text:p>
      <text:p text:style-name="Standard"><text:s text:c="2"/>[434,1] = <text:s/>2</text:p>
      <text:p text:style-name="Standard"><text:s text:c="2"/>[435,1] = <text:s/>3</text:p>
      <text:p text:style-name="Standard"><text:s text:c="2"/>[436,1] = <text:s/>1</text:p>
      <text:p text:style-name="Standard"><text:s text:c="2"/>[437,1] = <text:s/>2</text:p>
      <text:p text:style-name="Standard"><text:s text:c="2"/>[438,1] = <text:s/>2</text:p>
      <text:p text:style-name="Standard"><text:s text:c="2"/>[439,1] = <text:s/>1</text:p>
      <text:p text:style-name="Standard"><text:s text:c="2"/>[440,1] = <text:s/>2</text:p>
      <text:p text:style-name="Standard"><text:s text:c="2"/>[441,1] = <text:s/>3</text:p>
      <text:p text:style-name="Standard"><text:s text:c="2"/>[442,1] = <text:s/>1</text:p>
      <text:p text:style-name="Standard"><text:s text:c="2"/>[443,1] = <text:s/>2</text:p>
      <text:p text:style-name="Standard"><text:s text:c="2"/>[444,1] = <text:s/>2</text:p>
      <text:p text:style-name="Standard"><text:s text:c="2"/>[445,1] = <text:s/>1</text:p>
      <text:p text:style-name="Standard"><text:soft-page-break/><text:s text:c="2"/>[446,1] = <text:s/>2</text:p>
      <text:p text:style-name="Standard"><text:s text:c="2"/>[447,1] = <text:s/>3</text:p>
      <text:p text:style-name="Standard"><text:s text:c="2"/>[448,1] = <text:s/>1</text:p>
      <text:p text:style-name="Standard"><text:s text:c="2"/>[449,1] = <text:s/>2</text:p>
      <text:p text:style-name="Standard"><text:s text:c="2"/>[450,1] = <text:s/>3</text:p>
      <text:p text:style-name="Standard"><text:s text:c="2"/>[451,1] = <text:s/>1</text:p>
      <text:p text:style-name="Standard"><text:s text:c="2"/>[452,1] = <text:s/>2</text:p>
      <text:p text:style-name="Standard"><text:s text:c="2"/>[453,1] = <text:s/>2</text:p>
      <text:p text:style-name="Standard"><text:s text:c="2"/>[454,1] = <text:s/>1</text:p>
      <text:p text:style-name="Standard"><text:s text:c="2"/>[455,1] = <text:s/>2</text:p>
      <text:p text:style-name="Standard"><text:s text:c="2"/>[456,1] = <text:s/>3</text:p>
      <text:p text:style-name="Standard"><text:s text:c="2"/>[457,1] = <text:s/>1</text:p>
      <text:p text:style-name="Standard"><text:s text:c="2"/>[458,1] = <text:s/>2</text:p>
      <text:p text:style-name="Standard"><text:s text:c="2"/>[459,1] = <text:s/>3</text:p>
      <text:p text:style-name="Standard"><text:s text:c="2"/>[460,1] = <text:s/>1</text:p>
      <text:p text:style-name="Standard"><text:s text:c="2"/>[461,1] = <text:s/>2</text:p>
      <text:p text:style-name="Standard"><text:s text:c="2"/>[462,1] = <text:s/>3</text:p>
      <text:p text:style-name="Standard"><text:s text:c="2"/>[463,1] = <text:s/>1</text:p>
      <text:p text:style-name="Standard"><text:s text:c="2"/>[464,1] = <text:s/>2</text:p>
      <text:p text:style-name="Standard"><text:s text:c="2"/>[465,1] = <text:s/>3</text:p>
      <text:p text:style-name="Standard"><text:s text:c="2"/>[466,1] = <text:s/>1</text:p>
      <text:p text:style-name="Standard"><text:s text:c="2"/>[467,1] = <text:s/>2</text:p>
      <text:p text:style-name="Standard"><text:s text:c="2"/>[468,1] = <text:s/>3</text:p>
      <text:p text:style-name="Standard"><text:s text:c="2"/>[469,1] = <text:s/>1</text:p>
      <text:p text:style-name="Standard"><text:s text:c="2"/>[470,1] = <text:s/>2</text:p>
      <text:p text:style-name="Standard"><text:s text:c="2"/>[471,1] = <text:s/>3</text:p>
      <text:p text:style-name="Standard"><text:s text:c="2"/>[472,1] = <text:s/>1</text:p>
      <text:p text:style-name="Standard"><text:s text:c="2"/>[473,1] = <text:s/>2</text:p>
      <text:p text:style-name="Standard"><text:s text:c="2"/>[474,1] = <text:s/>3</text:p>
      <text:p text:style-name="Standard"><text:s text:c="2"/>[475,1] = <text:s/>1</text:p>
      <text:p text:style-name="Standard"><text:s text:c="2"/>[476,1] = <text:s/>2</text:p>
      <text:p text:style-name="Standard"><text:s text:c="2"/>[477,1] = <text:s/>3</text:p>
      <text:p text:style-name="Standard"><text:s text:c="2"/>[478,1] = <text:s/>1</text:p>
      <text:p text:style-name="Standard"><text:s text:c="2"/>[479,1] = <text:s/>2</text:p>
      <text:p text:style-name="Standard"><text:s text:c="2"/>[480,1] = <text:s/>2</text:p>
      <text:p text:style-name="Standard"><text:s text:c="2"/>[481,1] = <text:s/>1</text:p>
      <text:p text:style-name="Standard"><text:s text:c="2"/>[482,1] = <text:s/>2</text:p>
      <text:p text:style-name="Standard"><text:s text:c="2"/>[483,1] = <text:s/>2</text:p>
      <text:p text:style-name="Standard"><text:s text:c="2"/>[484,1] = <text:s/>1</text:p>
      <text:p text:style-name="Standard"><text:s text:c="2"/>[485,1] = <text:s/>2</text:p>
      <text:p text:style-name="Standard"><text:s text:c="2"/>[486,1] = <text:s/>3</text:p>
      <text:p text:style-name="Standard"><text:s text:c="2"/>[487,1] = <text:s/>1</text:p>
      <text:p text:style-name="Standard"><text:s text:c="2"/>[488,1] = <text:s/>2</text:p>
      <text:p text:style-name="Standard"><text:s text:c="2"/>[489,1] = <text:s/>2</text:p>
      <text:p text:style-name="Standard"><text:s text:c="2"/>[490,1] = <text:s/>1</text:p>
      <text:p text:style-name="Standard"><text:s text:c="2"/>[491,1] = <text:s/>2</text:p>
      <text:p text:style-name="Standard"><text:s text:c="2"/>[492,1] = <text:s/>3</text:p>
      <text:p text:style-name="Standard"><text:s text:c="2"/>[493,1] = <text:s/>1</text:p>
      <text:p text:style-name="Standard"><text:s text:c="2"/>[494,1] = <text:s/>2</text:p>
      <text:p text:style-name="Standard"><text:s text:c="2"/>[495,1] = <text:s/>2</text:p>
      <text:p text:style-name="Standard"><text:s text:c="2"/>[496,1] = <text:s/>1</text:p>
      <text:p text:style-name="Standard"><text:s text:c="2"/>[497,1] = <text:s/>2</text:p>
      <text:p text:style-name="Standard"><text:soft-page-break/><text:s text:c="2"/>[498,1] = <text:s/>3</text:p>
      <text:p text:style-name="Standard"><text:s text:c="2"/>[499,1] = <text:s/>1</text:p>
      <text:p text:style-name="Standard"><text:s text:c="2"/>[500,1] = <text:s/>2</text:p>
      <text:p text:style-name="Standard"><text:s text:c="2"/>[501,1] = <text:s/>3</text:p>
      <text:p text:style-name="Standard"><text:s text:c="2"/>[502,1] = <text:s/>1</text:p>
      <text:p text:style-name="Standard"><text:s text:c="2"/>[503,1] = <text:s/>2</text:p>
      <text:p text:style-name="Standard"><text:s text:c="2"/>[504,1] =</text:p>
      <text:p text:style-name="Standard"/>
      <text:p text:style-name="Standard"><text:s text:c="5"/>1 <text:s text:c="2"/>3</text:p>
      <text:p text:style-name="Standard"/>
      <text:p text:style-name="Standard"><text:s text:c="2"/>[505,1] = <text:s/>1</text:p>
      <text:p text:style-name="Standard"><text:s text:c="2"/>[506,1] = <text:s/>2</text:p>
      <text:p text:style-name="Standard"><text:s text:c="2"/>[507,1] = <text:s/>2</text:p>
      <text:p text:style-name="Standard"><text:s text:c="2"/>[508,1] = <text:s/>1</text:p>
      <text:p text:style-name="Standard"><text:s text:c="2"/>[509,1] = <text:s/>2</text:p>
      <text:p text:style-name="Standard"><text:s text:c="2"/>[510,1] = <text:s/>2</text:p>
      <text:p text:style-name="Standard"><text:s text:c="2"/>[511,1] = <text:s/>1</text:p>
      <text:p text:style-name="Standard"><text:s text:c="2"/>[512,1] = <text:s/>2</text:p>
      <text:p text:style-name="Standard"><text:s text:c="2"/>[513,1] = <text:s/>3</text:p>
      <text:p text:style-name="Standard"><text:s text:c="2"/>[514,1] = <text:s/>1</text:p>
      <text:p text:style-name="Standard"><text:s text:c="2"/>[515,1] = <text:s/>2</text:p>
      <text:p text:style-name="Standard"><text:s text:c="2"/>[516,1] = <text:s/>3</text:p>
      <text:p text:style-name="Standard"><text:s text:c="2"/>[517,1] = <text:s/>1</text:p>
      <text:p text:style-name="Standard"><text:s text:c="2"/>[518,1] = <text:s/>2</text:p>
      <text:p text:style-name="Standard"><text:s text:c="2"/>[519,1] = <text:s/>3</text:p>
      <text:p text:style-name="Standard"><text:s text:c="2"/>[520,1] = <text:s/>1</text:p>
      <text:p text:style-name="Standard"><text:s text:c="2"/>[521,1] = <text:s/>2</text:p>
      <text:p text:style-name="Standard"><text:s text:c="2"/>[522,1] = <text:s/>3</text:p>
      <text:p text:style-name="Standard"><text:s text:c="2"/>[523,1] = <text:s/>1</text:p>
      <text:p text:style-name="Standard"><text:s text:c="2"/>[524,1] = <text:s/>2</text:p>
      <text:p text:style-name="Standard"><text:s text:c="2"/>[525,1] =</text:p>
      <text:p text:style-name="Standard"/>
      <text:p text:style-name="Standard"><text:s text:c="5"/>1 <text:s text:c="2"/>3</text:p>
      <text:p text:style-name="Standard"/>
      <text:p text:style-name="Standard"><text:s text:c="2"/>[526,1] = <text:s/>1</text:p>
      <text:p text:style-name="Standard"><text:s text:c="2"/>[527,1] = <text:s/>2</text:p>
      <text:p text:style-name="Standard"><text:s text:c="2"/>[528,1] = <text:s/>3</text:p>
      <text:p text:style-name="Standard"><text:s text:c="2"/>[529,1] = <text:s/>1</text:p>
      <text:p text:style-name="Standard"><text:s text:c="2"/>[530,1] = <text:s/>2</text:p>
      <text:p text:style-name="Standard"><text:s text:c="2"/>[531,1] = <text:s/>2</text:p>
      <text:p text:style-name="Standard"><text:s text:c="2"/>[532,1] = <text:s/>1</text:p>
      <text:p text:style-name="Standard"><text:s text:c="2"/>[533,1] = <text:s/>2</text:p>
      <text:p text:style-name="Standard"><text:s text:c="2"/>[534,1] = <text:s/>3</text:p>
      <text:p text:style-name="Standard"><text:s text:c="2"/>[535,1] = <text:s/>1</text:p>
      <text:p text:style-name="Standard"><text:s text:c="2"/>[536,1] = <text:s/>2</text:p>
      <text:p text:style-name="Standard"><text:s text:c="2"/>[537,1] = <text:s/>2</text:p>
      <text:p text:style-name="Standard"><text:s text:c="2"/>[538,1] = <text:s/>1</text:p>
      <text:p text:style-name="Standard"><text:s text:c="2"/>[539,1] = <text:s/>2</text:p>
      <text:p text:style-name="Standard"><text:s text:c="2"/>[540,1] =</text:p>
      <text:p text:style-name="Standard"/>
      <text:p text:style-name="Standard"><text:s text:c="5"/>1 <text:s text:c="2"/>3</text:p>
      <text:p text:style-name="Standard"/>
      <text:p text:style-name="Standard"><text:soft-page-break/><text:s text:c="2"/>[541,1] = <text:s/>1</text:p>
      <text:p text:style-name="Standard"><text:s text:c="2"/>[542,1] = <text:s/>2</text:p>
      <text:p text:style-name="Standard"><text:s text:c="2"/>[543,1] = <text:s/>3</text:p>
      <text:p text:style-name="Standard"><text:s text:c="2"/>[544,1] = <text:s/>1</text:p>
      <text:p text:style-name="Standard"><text:s text:c="2"/>[545,1] = <text:s/>2</text:p>
      <text:p text:style-name="Standard"><text:s text:c="2"/>[546,1] = <text:s/>3</text:p>
      <text:p text:style-name="Standard"><text:s text:c="2"/>[547,1] = <text:s/>1</text:p>
      <text:p text:style-name="Standard"><text:s text:c="2"/>[548,1] = <text:s/>2</text:p>
      <text:p text:style-name="Standard"><text:s text:c="2"/>[549,1] = <text:s/>3</text:p>
      <text:p text:style-name="Standard"><text:s text:c="2"/>[550,1] = <text:s/>1</text:p>
      <text:p text:style-name="Standard"><text:s text:c="2"/>[551,1] = <text:s/>2</text:p>
      <text:p text:style-name="Standard"><text:s text:c="2"/>[552,1] = <text:s/>2</text:p>
      <text:p text:style-name="Standard"><text:s text:c="2"/>[553,1] = <text:s/>1</text:p>
      <text:p text:style-name="Standard"><text:s text:c="2"/>[554,1] = <text:s/>2</text:p>
      <text:p text:style-name="Standard"><text:s text:c="2"/>[555,1] = <text:s/>2</text:p>
      <text:p text:style-name="Standard"><text:s text:c="2"/>[556,1] = <text:s/>1</text:p>
      <text:p text:style-name="Standard"><text:s text:c="2"/>[557,1] = <text:s/>2</text:p>
      <text:p text:style-name="Standard"><text:s text:c="2"/>[558,1] = <text:s/>2</text:p>
      <text:p text:style-name="Standard"><text:s text:c="2"/>[559,1] = <text:s/>1</text:p>
      <text:p text:style-name="Standard"><text:s text:c="2"/>[560,1] = <text:s/>2</text:p>
      <text:p text:style-name="Standard"><text:s text:c="2"/>[561,1] = <text:s/>3</text:p>
      <text:p text:style-name="Standard"><text:s text:c="2"/>[562,1] = <text:s/>1</text:p>
      <text:p text:style-name="Standard"><text:s text:c="2"/>[563,1] = <text:s/>2</text:p>
      <text:p text:style-name="Standard"><text:s text:c="2"/>[564,1] = <text:s/>3</text:p>
      <text:p text:style-name="Standard"><text:s text:c="2"/>[565,1] = <text:s/>1</text:p>
      <text:p text:style-name="Standard"><text:s text:c="2"/>[566,1] = <text:s/>2</text:p>
      <text:p text:style-name="Standard"><text:s text:c="2"/>[567,1] = <text:s/>3</text:p>
      <text:p text:style-name="Standard"><text:s text:c="2"/>[568,1] = <text:s/>1</text:p>
      <text:p text:style-name="Standard"><text:s text:c="2"/>[569,1] = <text:s/>2</text:p>
      <text:p text:style-name="Standard"><text:s text:c="2"/>[570,1] = <text:s/>3</text:p>
      <text:p text:style-name="Standard"><text:s text:c="2"/>[571,1] = <text:s/>1</text:p>
      <text:p text:style-name="Standard"><text:s text:c="2"/>[572,1] = <text:s/>2</text:p>
      <text:p text:style-name="Standard"><text:s text:c="2"/>[573,1] = <text:s/>3</text:p>
      <text:p text:style-name="Standard"><text:s text:c="2"/>[574,1] = <text:s/>1</text:p>
      <text:p text:style-name="Standard"><text:s text:c="2"/>[575,1] = <text:s/>2</text:p>
      <text:p text:style-name="Standard"><text:s text:c="2"/>[576,1] = <text:s/>3</text:p>
      <text:p text:style-name="Standard"><text:s text:c="2"/>[577,1] = <text:s/>1</text:p>
      <text:p text:style-name="Standard"><text:s text:c="2"/>[578,1] = <text:s/>2</text:p>
      <text:p text:style-name="Standard"><text:s text:c="2"/>[579,1] = <text:s/>3</text:p>
      <text:p text:style-name="Standard"><text:s text:c="2"/>[580,1] = <text:s/>1</text:p>
      <text:p text:style-name="Standard"><text:s text:c="2"/>[581,1] = <text:s/>2</text:p>
      <text:p text:style-name="Standard"><text:s text:c="2"/>[582,1] = <text:s/>3</text:p>
      <text:p text:style-name="Standard"><text:s text:c="2"/>[583,1] = <text:s/>1</text:p>
      <text:p text:style-name="Standard"><text:s text:c="2"/>[584,1] = <text:s/>2</text:p>
      <text:p text:style-name="Standard"><text:s text:c="2"/>[585,1] = <text:s/>3</text:p>
      <text:p text:style-name="Standard"><text:s text:c="2"/>[586,1] = <text:s/>1</text:p>
      <text:p text:style-name="Standard"><text:s text:c="2"/>[587,1] = <text:s/>2</text:p>
      <text:p text:style-name="Standard"><text:s text:c="2"/>[588,1] = <text:s/>2</text:p>
      <text:p text:style-name="Standard"><text:s text:c="2"/>[589,1] = <text:s/>1</text:p>
      <text:p text:style-name="Standard"><text:s text:c="2"/>[590,1] = <text:s/>2</text:p>
      <text:p text:style-name="Standard"><text:s text:c="2"/>[591,1] =</text:p>
      <text:p text:style-name="Standard"/>
      <text:p text:style-name="Standard"><text:soft-page-break/><text:s text:c="5"/>1 <text:s text:c="2"/>3</text:p>
      <text:p text:style-name="Standard"/>
      <text:p text:style-name="Standard"><text:s text:c="2"/>[592,1] = <text:s/>1</text:p>
      <text:p text:style-name="Standard"><text:s text:c="2"/>[593,1] = <text:s/>2</text:p>
      <text:p text:style-name="Standard"><text:s text:c="2"/>[594,1] = <text:s/>2</text:p>
      <text:p text:style-name="Standard"><text:s text:c="2"/>[595,1] = <text:s/>1</text:p>
      <text:p text:style-name="Standard"><text:s text:c="2"/>[596,1] = <text:s/>2</text:p>
      <text:p text:style-name="Standard"><text:s text:c="2"/>[597,1] = <text:s/>3</text:p>
      <text:p text:style-name="Standard"><text:s text:c="2"/>[598,1] = <text:s/>1</text:p>
      <text:p text:style-name="Standard"><text:s text:c="2"/>[599,1] = <text:s/>2</text:p>
      <text:p text:style-name="Standard"><text:s text:c="2"/>[600,1] = <text:s/>3</text:p>
      <text:p text:style-name="Standard"><text:s text:c="2"/>[601,1] = <text:s/>1</text:p>
      <text:p text:style-name="Standard"><text:s text:c="2"/>[602,1] = <text:s/>2</text:p>
      <text:p text:style-name="Standard"><text:s text:c="2"/>[603,1] = <text:s/>3</text:p>
      <text:p text:style-name="Standard"><text:s text:c="2"/>[604,1] = <text:s/>1</text:p>
      <text:p text:style-name="Standard"><text:s text:c="2"/>[605,1] = <text:s/>2</text:p>
      <text:p text:style-name="Standard"><text:s text:c="2"/>[606,1] = <text:s/>2</text:p>
      <text:p text:style-name="Standard"><text:s text:c="2"/>[607,1] = <text:s/>1</text:p>
      <text:p text:style-name="Standard"><text:s text:c="2"/>[608,1] = <text:s/>2</text:p>
      <text:p text:style-name="Standard"><text:s text:c="2"/>[609,1] = <text:s/>3</text:p>
      <text:p text:style-name="Standard"><text:s text:c="2"/>[610,1] = <text:s/>1</text:p>
      <text:p text:style-name="Standard"><text:s text:c="2"/>[611,1] = <text:s/>2</text:p>
      <text:p text:style-name="Standard"><text:s text:c="2"/>[612,1] = <text:s/>2</text:p>
      <text:p text:style-name="Standard"><text:s text:c="2"/>[613,1] =</text:p>
      <text:p text:style-name="Standard"/>
      <text:p text:style-name="Standard"><text:s text:c="5"/>3 <text:s text:c="2"/>1</text:p>
      <text:p text:style-name="Standard"/>
      <text:p text:style-name="Standard"><text:s text:c="2"/>[614,1] = <text:s/>2</text:p>
      <text:p text:style-name="Standard"><text:s text:c="2"/>[615,1] = <text:s/>2</text:p>
      <text:p text:style-name="Standard"><text:s text:c="2"/>[616,1] = <text:s/>1</text:p>
      <text:p text:style-name="Standard"><text:s text:c="2"/>[617,1] = <text:s/>2</text:p>
      <text:p text:style-name="Standard"><text:s text:c="2"/>[618,1] = <text:s/>3</text:p>
      <text:p text:style-name="Standard"><text:s text:c="2"/>[619,1] = <text:s/>1</text:p>
      <text:p text:style-name="Standard"><text:s text:c="2"/>[620,1] = <text:s/>2</text:p>
      <text:p text:style-name="Standard"><text:s text:c="2"/>[621,1] = <text:s/>3</text:p>
      <text:p text:style-name="Standard"><text:s text:c="2"/>[622,1] = <text:s/>1</text:p>
      <text:p text:style-name="Standard"><text:s text:c="2"/>[623,1] = <text:s/>2</text:p>
      <text:p text:style-name="Standard"><text:s text:c="2"/>[624,1] = <text:s/>3</text:p>
      <text:p text:style-name="Standard"><text:s text:c="2"/>[625,1] = <text:s/>1</text:p>
      <text:p text:style-name="Standard"><text:s text:c="2"/>[626,1] = <text:s/>2</text:p>
      <text:p text:style-name="Standard"><text:s text:c="2"/>[627,1] = <text:s/>3</text:p>
      <text:p text:style-name="Standard"><text:s text:c="2"/>[628,1] = <text:s/>1</text:p>
      <text:p text:style-name="Standard"><text:s text:c="2"/>[629,1] = <text:s/>2</text:p>
      <text:p text:style-name="Standard"><text:s text:c="2"/>[630,1] = <text:s/>3</text:p>
      <text:p text:style-name="Standard"><text:s text:c="2"/>[631,1] = <text:s/>1</text:p>
      <text:p text:style-name="Standard"><text:s text:c="2"/>[632,1] = <text:s/>2</text:p>
      <text:p text:style-name="Standard"><text:s text:c="2"/>[633,1] = <text:s/>3</text:p>
      <text:p text:style-name="Standard"><text:s text:c="2"/>[634,1] = <text:s/>1</text:p>
      <text:p text:style-name="Standard"><text:s text:c="2"/>[635,1] = <text:s/>2</text:p>
      <text:p text:style-name="Standard"><text:s text:c="2"/>[636,1] = <text:s/>3</text:p>
      <text:p text:style-name="Standard"><text:s text:c="2"/>[637,1] = <text:s/>1</text:p>
      <text:p text:style-name="Standard"><text:s text:c="2"/>[638,1] = <text:s/>2</text:p>
      <text:p text:style-name="Standard"><text:soft-page-break/><text:s text:c="2"/>[639,1] = <text:s/>3</text:p>
      <text:p text:style-name="Standard"><text:s text:c="2"/>[640,1] = <text:s/>1</text:p>
      <text:p text:style-name="Standard"><text:s text:c="2"/>[641,1] = <text:s/>2</text:p>
      <text:p text:style-name="Standard"><text:s text:c="2"/>[642,1] = <text:s/>3</text:p>
      <text:p text:style-name="Standard"><text:s text:c="2"/>[643,1] = <text:s/>1</text:p>
      <text:p text:style-name="Standard"><text:s text:c="2"/>[644,1] = <text:s/>2</text:p>
      <text:p text:style-name="Standard"><text:s text:c="2"/>[645,1] = <text:s/>3</text:p>
      <text:p text:style-name="Standard"><text:s text:c="2"/>[646,1] = <text:s/>1</text:p>
      <text:p text:style-name="Standard"><text:s text:c="2"/>[647,1] = <text:s/>2</text:p>
      <text:p text:style-name="Standard"><text:s text:c="2"/>[648,1] = <text:s/>3</text:p>
      <text:p text:style-name="Standard"><text:s text:c="2"/>[649,1] = <text:s/>1</text:p>
      <text:p text:style-name="Standard"><text:s text:c="2"/>[650,1] = <text:s/>2</text:p>
      <text:p text:style-name="Standard"><text:s text:c="2"/>[651,1] = <text:s/>3</text:p>
      <text:p text:style-name="Standard"><text:s text:c="2"/>[652,1] = <text:s/>1</text:p>
      <text:p text:style-name="Standard"><text:s text:c="2"/>[653,1] = <text:s/>2</text:p>
      <text:p text:style-name="Standard"><text:s text:c="2"/>[654,1] = <text:s/>3</text:p>
      <text:p text:style-name="Standard"><text:s text:c="2"/>[655,1] = <text:s/>1</text:p>
      <text:p text:style-name="Standard"><text:s text:c="2"/>[656,1] = <text:s/>2</text:p>
      <text:p text:style-name="Standard"><text:s text:c="2"/>[657,1] = <text:s/>2</text:p>
      <text:p text:style-name="Standard"><text:s text:c="2"/>[658,1] = <text:s/>1</text:p>
      <text:p text:style-name="Standard"><text:s text:c="2"/>[659,1] = <text:s/>2</text:p>
      <text:p text:style-name="Standard"><text:s text:c="2"/>[660,1] = <text:s/>2</text:p>
      <text:p text:style-name="Standard"><text:s text:c="2"/>[661,1] = <text:s/>1</text:p>
      <text:p text:style-name="Standard"><text:s text:c="2"/>[662,1] = <text:s/>2</text:p>
      <text:p text:style-name="Standard"><text:s text:c="2"/>[663,1] = <text:s/>3</text:p>
      <text:p text:style-name="Standard"><text:s text:c="2"/>[664,1] = <text:s/>1</text:p>
      <text:p text:style-name="Standard"><text:s text:c="2"/>[665,1] = <text:s/>2</text:p>
      <text:p text:style-name="Standard"><text:s text:c="2"/>[666,1] = <text:s/>2</text:p>
      <text:p text:style-name="Standard"><text:s text:c="2"/>[667,1] = <text:s/>1</text:p>
      <text:p text:style-name="Standard"><text:s text:c="2"/>[668,1] = <text:s/>2</text:p>
      <text:p text:style-name="Standard"><text:s text:c="2"/>[669,1] = <text:s/>3</text:p>
      <text:p text:style-name="Standard"><text:s text:c="2"/>[670,1] = <text:s/>1</text:p>
      <text:p text:style-name="Standard"><text:s text:c="2"/>[671,1] = <text:s/>2</text:p>
      <text:p text:style-name="Standard"><text:s text:c="2"/>[672,1] = <text:s/>3</text:p>
      <text:p text:style-name="Standard"><text:s text:c="2"/>[673,1] = <text:s/>1</text:p>
      <text:p text:style-name="Standard"><text:s text:c="2"/>[674,1] = <text:s/>2</text:p>
      <text:p text:style-name="Standard"><text:s text:c="2"/>[675,1] = <text:s/>3</text:p>
      <text:p text:style-name="Standard"><text:s text:c="2"/>[676,1] = <text:s/>1</text:p>
      <text:p text:style-name="Standard"><text:s text:c="2"/>[677,1] = <text:s/>2</text:p>
      <text:p text:style-name="Standard"><text:s text:c="2"/>[678,1] = <text:s/>2</text:p>
      <text:p text:style-name="Standard"><text:s text:c="2"/>[679,1] = <text:s/>1</text:p>
      <text:p text:style-name="Standard"><text:s text:c="2"/>[680,1] = <text:s/>2</text:p>
      <text:p text:style-name="Standard"><text:s text:c="2"/>[681,1] = <text:s/>2</text:p>
      <text:p text:style-name="Standard"><text:s text:c="2"/>[682,1] = <text:s/>1</text:p>
      <text:p text:style-name="Standard"><text:s text:c="2"/>[683,1] = <text:s/>2</text:p>
      <text:p text:style-name="Standard"><text:s text:c="2"/>[684,1] = <text:s/>3</text:p>
      <text:p text:style-name="Standard"><text:s text:c="2"/>[685,1] = <text:s/>1</text:p>
      <text:p text:style-name="Standard"><text:s text:c="2"/>[686,1] = <text:s/>2</text:p>
      <text:p text:style-name="Standard"><text:s text:c="2"/>[687,1] = <text:s/>3</text:p>
      <text:p text:style-name="Standard"><text:s text:c="2"/>[688,1] = <text:s/>1</text:p>
      <text:p text:style-name="Standard"><text:s text:c="2"/>[689,1] = <text:s/>2</text:p>
      <text:p text:style-name="Standard"><text:s text:c="2"/>[690,1] = <text:s/>2</text:p>
      <text:p text:style-name="Standard"><text:soft-page-break/><text:s text:c="2"/>[691,1] = <text:s/>1</text:p>
      <text:p text:style-name="Standard"><text:s text:c="2"/>[692,1] = <text:s/>2</text:p>
      <text:p text:style-name="Standard"><text:s text:c="2"/>[693,1] = <text:s/>2</text:p>
      <text:p text:style-name="Standard"><text:s text:c="2"/>[694,1] = <text:s/>1</text:p>
      <text:p text:style-name="Standard"><text:s text:c="2"/>[695,1] = <text:s/>2</text:p>
      <text:p text:style-name="Standard"><text:s text:c="2"/>[696,1] = <text:s/>3</text:p>
      <text:p text:style-name="Standard"><text:s text:c="2"/>[697,1] = <text:s/>1</text:p>
      <text:p text:style-name="Standard"><text:s text:c="2"/>[698,1] = <text:s/>2</text:p>
      <text:p text:style-name="Standard"><text:s text:c="2"/>[699,1] = <text:s/>3</text:p>
      <text:p text:style-name="Standard"><text:s text:c="2"/>[700,1] = <text:s/>1</text:p>
      <text:p text:style-name="Standard"><text:s text:c="2"/>[701,1] = <text:s/>2</text:p>
      <text:p text:style-name="Standard"><text:s text:c="2"/>[702,1] = <text:s/>2</text:p>
      <text:p text:style-name="Standard"><text:s text:c="2"/>[703,1] = <text:s/>1</text:p>
      <text:p text:style-name="Standard"><text:s text:c="2"/>[704,1] = <text:s/>2</text:p>
      <text:p text:style-name="Standard"><text:s text:c="2"/>[705,1] = <text:s/>3</text:p>
      <text:p text:style-name="Standard"><text:s text:c="2"/>[706,1] = <text:s/>1</text:p>
      <text:p text:style-name="Standard"><text:s text:c="2"/>[707,1] = <text:s/>2</text:p>
      <text:p text:style-name="Standard"><text:s text:c="2"/>[708,1] = <text:s/>3</text:p>
      <text:p text:style-name="Standard"><text:s text:c="2"/>[709,1] = <text:s/>1</text:p>
      <text:p text:style-name="Standard"><text:s text:c="2"/>[710,1] = <text:s/>2</text:p>
      <text:p text:style-name="Standard"><text:s text:c="2"/>[711,1] = <text:s/>3</text:p>
      <text:p text:style-name="Standard"><text:s text:c="2"/>[712,1] = <text:s/>1</text:p>
      <text:p text:style-name="Standard"><text:s text:c="2"/>[713,1] = <text:s/>2</text:p>
      <text:p text:style-name="Standard"><text:s text:c="2"/>[714,1] = <text:s/>2</text:p>
      <text:p text:style-name="Standard"><text:s text:c="2"/>[715,1] = <text:s/>1</text:p>
      <text:p text:style-name="Standard"><text:s text:c="2"/>[716,1] = <text:s/>2</text:p>
      <text:p text:style-name="Standard"><text:s text:c="2"/>[717,1] = <text:s/>3</text:p>
      <text:p text:style-name="Standard"><text:s text:c="2"/>[718,1] = <text:s/>1</text:p>
      <text:p text:style-name="Standard"><text:s text:c="2"/>[719,1] = <text:s/>2</text:p>
      <text:p text:style-name="Standard"><text:s text:c="2"/>[720,1] = <text:s/>2</text:p>
      <text:p text:style-name="Standard"><text:s text:c="2"/>[721,1] = <text:s/>1</text:p>
      <text:p text:style-name="Standard"><text:s text:c="2"/>[722,1] = <text:s/>2</text:p>
      <text:p text:style-name="Standard"><text:s text:c="2"/>[723,1] = <text:s/>2</text:p>
      <text:p text:style-name="Standard"><text:s text:c="2"/>[724,1] = <text:s/>1</text:p>
      <text:p text:style-name="Standard"><text:s text:c="2"/>[725,1] = <text:s/>2</text:p>
      <text:p text:style-name="Standard"><text:s text:c="2"/>[726,1] = <text:s/>3</text:p>
      <text:p text:style-name="Standard"><text:s text:c="2"/>[727,1] = <text:s/>1</text:p>
      <text:p text:style-name="Standard"><text:s text:c="2"/>[728,1] = <text:s/>2</text:p>
      <text:p text:style-name="Standard"><text:s text:c="2"/>[729,1] = <text:s/>3</text:p>
      <text:p text:style-name="Standard"><text:s text:c="2"/>[730,1] = <text:s/>1</text:p>
      <text:p text:style-name="Standard"><text:s text:c="2"/>[731,1] = <text:s/>2</text:p>
      <text:p text:style-name="Standard"><text:s text:c="2"/>[732,1] = <text:s/>3</text:p>
      <text:p text:style-name="Standard"><text:s text:c="2"/>[733,1] = <text:s/>1</text:p>
      <text:p text:style-name="Standard"><text:s text:c="2"/>[734,1] = <text:s/>2</text:p>
      <text:p text:style-name="Standard"><text:s text:c="2"/>[735,1] = <text:s/>3</text:p>
      <text:p text:style-name="Standard"><text:s text:c="2"/>[736,1] = <text:s/>1</text:p>
      <text:p text:style-name="Standard"><text:s text:c="2"/>[737,1] = <text:s/>2</text:p>
      <text:p text:style-name="Standard"><text:s text:c="2"/>[738,1] = <text:s/>3</text:p>
      <text:p text:style-name="Standard"><text:s text:c="2"/>[739,1] = <text:s/>1</text:p>
      <text:p text:style-name="Standard"><text:s text:c="2"/>[740,1] = <text:s/>2</text:p>
      <text:p text:style-name="Standard"><text:s text:c="2"/>[741,1] = <text:s/>3</text:p>
      <text:p text:style-name="Standard"><text:s text:c="2"/>[742,1] = <text:s/>1</text:p>
      <text:p text:style-name="Standard"><text:soft-page-break/><text:s text:c="2"/>[743,1] = <text:s/>2</text:p>
      <text:p text:style-name="Standard"><text:s text:c="2"/>[744,1] = <text:s/>3</text:p>
      <text:p text:style-name="Standard"><text:s text:c="2"/>[745,1] = <text:s/>1</text:p>
      <text:p text:style-name="Standard"><text:s text:c="2"/>[746,1] = <text:s/>2</text:p>
      <text:p text:style-name="Standard"><text:s text:c="2"/>[747,1] = <text:s/>2</text:p>
      <text:p text:style-name="Standard"><text:s text:c="2"/>[748,1] = <text:s/>1</text:p>
      <text:p text:style-name="Standard"><text:s text:c="2"/>[749,1] = <text:s/>2</text:p>
      <text:p text:style-name="Standard"><text:s text:c="2"/>[750,1] = <text:s/>3</text:p>
      <text:p text:style-name="Standard">}</text:p>
      <text:p text:style-name="Standard"/>
      <text:p text:style-name="Standard"/>
      <text:p text:style-name="Standard"># Created by Octave 4.2.2, Thu Dec 03 11:06:41 2020 -03 &lt;root@patricia-P5K-SE&gt;</text:p>
      <text:p text:style-name="Standard"># name: SUBJECT</text:p>
      <text:p text:style-name="Standard"># type: sq_string</text:p>
      <text:p text:style-name="Standard"># elements: 1</text:p>
      <text:p text:style-name="Standard"># length: 3</text:p>
      <text:p text:style-name="Standard">008</text:p>
      <text:p text:style-name="Standard"/>
      <text:p text:style-name="Standard"/>
      <text:p text:style-name="Standard"># name: age</text:p>
      <text:p text:style-name="Standard"># type: sq_string</text:p>
      <text:p text:style-name="Standard"># elements: 1</text:p>
      <text:p text:style-name="Standard"># length: 2</text:p>
      <text:p text:style-name="Standard">27</text:p>
      <text:p text:style-name="Standard"/>
      <text:p text:style-name="Standard"/>
      <text:p text:style-name="Standard"># name: vet</text:p>
      <text:p text:style-name="Standard"># type: matrix</text:p>
      <text:p text:style-name="Standard"># rows: 1</text:p>
      <text:p text:style-name="Standard"># columns: 6</text:p>
      <text:p text:style-name="Standard"><text:s/>1 1 2 2 3 3</text:p>
      <text:p text:style-name="Standard"/>
      <text:p text:style-name="Standard"/>
      <text:p text:style-name="Standard"># name: rvet</text:p>
      <text:p text:style-name="Standard"># type: matrix</text:p>
      <text:p text:style-name="Standard"># rows: 1</text:p>
      <text:p text:style-name="Standard"># columns: 6</text:p>
      <text:p text:style-name="Standard"><text:s/>2 3 1 4 5 6</text:p>
      <text:p text:style-name="Standard"/>
      <text:p text:style-name="Standard"/>
      <text:p text:style-name="Standard"># name: response</text:p>
      <text:p text:style-name="Standard"># type: cell</text:p>
      <text:p text:style-name="Standard"># rows: 6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1</text:p>
      <text:p text:style-name="Standard"># type: matrix</text:p>
      <text:p text:style-name="Standard"># rows: 6</text:p>
      <text:p text:style-name="Standard"># columns: 1</text:p>
      <text:p text:style-name="Standard"><text:s/>0.3652632236480713</text:p>
      <text:p text:style-name="Standard"><text:s/>0.2475559711456299</text:p>
      <text:p text:style-name="Standard"><text:s/>0.2228929996490479</text:p>
      <text:p text:style-name="Standard"><text:s/>0.1320531368255615</text:p>
      <text:p text:style-name="Standard"><text:s/>0.1538870334625244</text:p>
      <text:p text:style-name="Standard"><text:s/>0.1430778503417969</text:p>
      <text:p text:style-name="Standard"/>
      <text:p text:style-name="Standard"/>
      <text:p text:style-name="Standard"># name: antecipatedresponse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avg</text:p>
      <text:p text:style-name="Standard"># type: scalar</text:p>
      <text:p text:style-name="Standard">0.210788369178772</text:p>
      <text:p text:style-name="Standard"/>
      <text:p text:style-name="Standard"/>
      <text:p text:style-name="Standard"># name: seq</text:p>
      <text:p text:style-name="Standard"># type: matrix</text:p>
      <text:p text:style-name="Standard"># rows: 1</text:p>
      <text:p text:style-name="Standard"># columns: 750</text:p>
      <text:p text:style-name="Standard"><text:soft-page-break/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Standard"/>
      <text:p text:style-name="Standard"/>
      <text:p text:style-name="Standard"># name: responseTeste</text:p>
      <text:p text:style-name="Standard"># type: cell</text:p>
      <text:p text:style-name="Standard"># rows: 750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# name: rt2</text:p>
      <text:p text:style-name="Standard"># type: matrix</text:p>
      <text:p text:style-name="Standard"># rows: 750</text:p>
      <text:p text:style-name="Standard"># columns: 1</text:p>
      <text:p text:style-name="Standard"><text:s/>0.3443009853363037</text:p>
      <text:p text:style-name="Standard"><text:s/>0.1876289844512939</text:p>
      <text:p text:style-name="Standard"><text:s/>0.2545499801635742</text:p>
      <text:p text:style-name="Standard"><text:s/>0.2100479602813721</text:p>
      <text:p text:style-name="Standard"><text:s/>0.1487269401550293</text:p>
      <text:p text:style-name="Standard"><text:s/>0.3835930824279785</text:p>
      <text:p text:style-name="Standard"><text:s/>0.2881741523742676</text:p>
      <text:p text:style-name="Standard"><text:s/>0.2155330181121826</text:p>
      <text:p text:style-name="Standard"><text:s/>0.2718400955200195</text:p>
      <text:p text:style-name="Standard"><text:s/>0.1984789371490479</text:p>
      <text:p text:style-name="Standard"><text:s/>0.1726551055908203</text:p>
      <text:p text:style-name="Standard"><text:s/>0.1038439273834229</text:p>
      <text:p text:style-name="Standard"><text:s/>0.1649339199066162</text:p>
      <text:p text:style-name="Standard"><text:s/>0.1655769348144531</text:p>
      <text:p text:style-name="Standard"><text:s/>0.1442921161651611</text:p>
      <text:p text:style-name="Standard"><text:s/>0.1329159736633301</text:p>
      <text:p text:style-name="Standard"><text:s/>0.05355000495910645</text:p>
      <text:p text:style-name="Standard"><text:s/>0.9074320793151855</text:p>
      <text:p text:style-name="Standard"><text:s/>0.377979040145874</text:p>
      <text:p text:style-name="Standard"><text:s/>0.3885879516601562</text:p>
      <text:p text:style-name="Standard"><text:s/>0.2882740497589111</text:p>
      <text:p text:style-name="Standard"><text:s/>0.2879629135131836</text:p>
      <text:p text:style-name="Standard"><text:s/>0.1824781894683838</text:p>
      <text:p text:style-name="Standard"><text:s/>0.181657075881958</text:p>
      <text:p text:style-name="Standard"><text:s/>0.2899959087371826</text:p>
      <text:p text:style-name="Standard"><text:s/>0.182729959487915</text:p>
      <text:p text:style-name="Standard"><text:s/>0.1704399585723877</text:p>
      <text:p text:style-name="Standard"><text:s/>0.2496452331542969</text:p>
      <text:p text:style-name="Standard"><text:s/>0.1879119873046875</text:p>
      <text:p text:style-name="Standard"><text:s/>0.3451111316680908</text:p>
      <text:p text:style-name="Standard"><text:s/>0.3669350147247314</text:p>
      <text:p text:style-name="Standard"><text:s/>0.1089470386505127</text:p>
      <text:p text:style-name="Standard"><text:s/>0.2206370830535889</text:p>
      <text:p text:style-name="Standard"><text:s/>0.3721721172332764</text:p>
      <text:p text:style-name="Standard"><text:s/>0.3160450458526611</text:p>
      <text:p text:style-name="Standard"><text:s/>0.2458407878875732</text:p>
      <text:p text:style-name="Standard"><text:s/>0.237713098526001</text:p>
      <text:p text:style-name="Standard"><text:s/>0.2452800273895264</text:p>
      <text:p text:style-name="Standard"><text:s/>0.2385458946228027</text:p>
      <text:p text:style-name="Standard"><text:s/>0.2771081924438477</text:p>
      <text:p text:style-name="Standard"><text:s/>0.1499569416046143</text:p>
      <text:p text:style-name="Standard"><text:s/>0.04771208763122559</text:p>
      <text:p text:style-name="Standard"><text:s/>0.2319729328155518</text:p>
      <text:p text:style-name="Standard"><text:s/>0.1891040802001953</text:p>
      <text:p text:style-name="Standard"><text:s/>0.1767280101776123</text:p>
      <text:p text:style-name="Standard"><text:s/>0.2661628723144531</text:p>
      <text:p text:style-name="Standard"><text:soft-page-break/><text:s/>0.1946589946746826</text:p>
      <text:p text:style-name="Standard"><text:s/>0.0868220329284668</text:p>
      <text:p text:style-name="Standard"><text:s/>0.2375719547271729</text:p>
      <text:p text:style-name="Standard"><text:s/>0.1202621459960938</text:p>
      <text:p text:style-name="Standard"><text:s/>0.1426329612731934</text:p>
      <text:p text:style-name="Standard"><text:s/>0.2041962146759033</text:p>
      <text:p text:style-name="Standard"><text:s/>0.1090819835662842</text:p>
      <text:p text:style-name="Standard"><text:s/>0.1761481761932373</text:p>
      <text:p text:style-name="Standard"><text:s/>0.2267129421234131</text:p>
      <text:p text:style-name="Standard"><text:s/>0.08659505844116211</text:p>
      <text:p text:style-name="Standard"><text:s/>0.08670401573181152</text:p>
      <text:p text:style-name="Standard"><text:s/>0.321760892868042</text:p>
      <text:p text:style-name="Standard"><text:s/>0.2693908214569092</text:p>
      <text:p text:style-name="Standard"><text:s/>0.2829060554504395</text:p>
      <text:p text:style-name="Standard"><text:s/>0.1485559940338135</text:p>
      <text:p text:style-name="Standard"><text:s/>0.2715470790863037</text:p>
      <text:p text:style-name="Standard"><text:s/>0.2376291751861572</text:p>
      <text:p text:style-name="Standard"><text:s/>0.1984379291534424</text:p>
      <text:p text:style-name="Standard"><text:s/>0.1092848777770996</text:p>
      <text:p text:style-name="Standard"><text:s/>0.2823379039764404</text:p>
      <text:p text:style-name="Standard"><text:s/>0.2718691825866699</text:p>
      <text:p text:style-name="Standard"><text:s/>0.1593508720397949</text:p>
      <text:p text:style-name="Standard"><text:s/>0.3390970230102539</text:p>
      <text:p text:style-name="Standard"><text:s/>0.1259100437164307</text:p>
      <text:p text:style-name="Standard"><text:s/>0.1093788146972656</text:p>
      <text:p text:style-name="Standard"><text:s/>0.1093668937683105</text:p>
      <text:p text:style-name="Standard"><text:s/>0.1774451732635498</text:p>
      <text:p text:style-name="Standard"><text:s/>0.1102180480957031</text:p>
      <text:p text:style-name="Standard"><text:s/>0.1649689674377441</text:p>
      <text:p text:style-name="Standard"><text:s/>0.1886129379272461</text:p>
      <text:p text:style-name="Standard"><text:s/>0.1036150455474854</text:p>
      <text:p text:style-name="Standard"><text:s/>0.1256630420684814</text:p>
      <text:p text:style-name="Standard"><text:s/>0.2044708728790283</text:p>
      <text:p text:style-name="Standard"><text:s/>0.02669310569763184</text:p>
      <text:p text:style-name="Standard"><text:s/>0.2213389873504639</text:p>
      <text:p text:style-name="Standard"><text:s/>0.2329051494598389</text:p>
      <text:p text:style-name="Standard"><text:s/>0.2385668754577637</text:p>
      <text:p text:style-name="Standard"><text:s/>0.1929540634155273</text:p>
      <text:p text:style-name="Standard"><text:s/>0.5509729385375977</text:p>
      <text:p text:style-name="Standard"><text:s/>0.1986629962921143</text:p>
      <text:p text:style-name="Standard"><text:s/>0.3167240619659424</text:p>
      <text:p text:style-name="Standard"><text:s/>0.1707448959350586</text:p>
      <text:p text:style-name="Standard"><text:s/>0.02532601356506348</text:p>
      <text:p text:style-name="Standard"><text:s/>0.1427040100097656</text:p>
      <text:p text:style-name="Standard"><text:s/>0.1611490249633789</text:p>
      <text:p text:style-name="Standard"><text:s/>0.1036851406097412</text:p>
      <text:p text:style-name="Standard"><text:s/>0.187654972076416</text:p>
      <text:p text:style-name="Standard"><text:s/>0.1536900997161865</text:p>
      <text:p text:style-name="Standard"><text:s/>0.09786796569824219</text:p>
      <text:p text:style-name="Standard"><text:s/>0.04899215698242188</text:p>
      <text:p text:style-name="Standard"><text:s/>0.1315920352935791</text:p>
      <text:p text:style-name="Standard"><text:s/>3.605139017105103</text:p>
      <text:p text:style-name="Standard"><text:soft-page-break/><text:s/>0.1594359874725342</text:p>
      <text:p text:style-name="Standard"><text:s/>0.3282618522644043</text:p>
      <text:p text:style-name="Standard"><text:s/>0.1826839447021484</text:p>
      <text:p text:style-name="Standard"><text:s/>0.1930429935455322</text:p>
      <text:p text:style-name="Standard"><text:s/>0.243351936340332</text:p>
      <text:p text:style-name="Standard"><text:s/>0.09958100318908691</text:p>
      <text:p text:style-name="Standard"><text:s/>0.1952159404754639</text:p>
      <text:p text:style-name="Standard"><text:s/>0.2100830078125</text:p>
      <text:p text:style-name="Standard"><text:s/>0.2450380325317383</text:p>
      <text:p text:style-name="Standard"><text:s/>0.3558759689331055</text:p>
      <text:p text:style-name="Standard"><text:s/>0.3002030849456787</text:p>
      <text:p text:style-name="Standard"><text:s/>0.1593949794769287</text:p>
      <text:p text:style-name="Standard"><text:s/>0.165395975112915</text:p>
      <text:p text:style-name="Standard"><text:s/>0.2833969593048096</text:p>
      <text:p text:style-name="Standard"><text:s/>0.1202850341796875</text:p>
      <text:p text:style-name="Standard"><text:s/>0.2670650482177734</text:p>
      <text:p text:style-name="Standard"><text:s/>0.1817841529846191</text:p>
      <text:p text:style-name="Standard"><text:s/>0.05301809310913086</text:p>
      <text:p text:style-name="Standard"><text:s/>0.08660602569580078</text:p>
      <text:p text:style-name="Standard"><text:s/>0.05906105041503906</text:p>
      <text:p text:style-name="Standard"><text:s/>0.07660889625549316</text:p>
      <text:p text:style-name="Standard"><text:s/>0.211313009262085</text:p>
      <text:p text:style-name="Standard"><text:s/>0.2098031044006348</text:p>
      <text:p text:style-name="Standard"><text:s/>0.1202709674835205</text:p>
      <text:p text:style-name="Standard"><text:s/>0.3445229530334473</text:p>
      <text:p text:style-name="Standard"><text:s/>0.2829811573028564</text:p>
      <text:p text:style-name="Standard"><text:s/>0.2604050636291504</text:p>
      <text:p text:style-name="Standard"><text:s/>0.07558584213256836</text:p>
      <text:p text:style-name="Standard"><text:s/>0.09267115592956543</text:p>
      <text:p text:style-name="Standard"><text:s/>0.03169608116149902</text:p>
      <text:p text:style-name="Standard"><text:s/>2.423464059829712</text:p>
      <text:p text:style-name="Standard"><text:s/>0.3452398777008057</text:p>
      <text:p text:style-name="Standard"><text:s/>0.3014070987701416</text:p>
      <text:p text:style-name="Standard"><text:s/>0.2890489101409912</text:p>
      <text:p text:style-name="Standard"><text:s/>0.2211790084838867</text:p>
      <text:p text:style-name="Standard"><text:s/>0.09235191345214844</text:p>
      <text:p text:style-name="Standard"><text:s/>0.1891129016876221</text:p>
      <text:p text:style-name="Standard"><text:s/>0.03536391258239746</text:p>
      <text:p text:style-name="Standard"><text:s/>0.4224200248718262</text:p>
      <text:p text:style-name="Standard"><text:s/>0.176023006439209</text:p>
      <text:p text:style-name="Standard"><text:s/>0.3380861282348633</text:p>
      <text:p text:style-name="Standard"><text:s/>0.2831020355224609</text:p>
      <text:p text:style-name="Standard"><text:s/>0.3892018795013428</text:p>
      <text:p text:style-name="Standard"><text:s/>0.3057489395141602</text:p>
      <text:p text:style-name="Standard"><text:s/>0.2991390228271484</text:p>
      <text:p text:style-name="Standard"><text:s/>0.2606790065765381</text:p>
      <text:p text:style-name="Standard"><text:s/>0.2996768951416016</text:p>
      <text:p text:style-name="Standard"><text:s/>0.2381119728088379</text:p>
      <text:p text:style-name="Standard"><text:s/>0.3169119358062744</text:p>
      <text:p text:style-name="Standard"><text:s/>0.2713179588317871</text:p>
      <text:p text:style-name="Standard"><text:s/>0.181793212890625</text:p>
      <text:p text:style-name="Standard"><text:s/>0.2712991237640381</text:p>
      <text:p text:style-name="Standard"><text:soft-page-break/><text:s/>1.794084072113037</text:p>
      <text:p text:style-name="Standard"><text:s/>0.3662309646606445</text:p>
      <text:p text:style-name="Standard"><text:s/>0.4392099380493164</text:p>
      <text:p text:style-name="Standard"><text:s/>0.2770750522613525</text:p>
      <text:p text:style-name="Standard"><text:s/>0.2489538192749023</text:p>
      <text:p text:style-name="Standard"><text:s/>0.2439351081848145</text:p>
      <text:p text:style-name="Standard"><text:s/>0.3719480037689209</text:p>
      <text:p text:style-name="Standard"><text:s/>0.2501380443572998</text:p>
      <text:p text:style-name="Standard"><text:s/>0.1549289226531982</text:p>
      <text:p text:style-name="Standard"><text:s/>0.2045228481292725</text:p>
      <text:p text:style-name="Standard"><text:s/>0.1985208988189697</text:p>
      <text:p text:style-name="Standard"><text:s/>0.1888999938964844</text:p>
      <text:p text:style-name="Standard"><text:s/>0.1553189754486084</text:p>
      <text:p text:style-name="Standard"><text:s/>0.1654460430145264</text:p>
      <text:p text:style-name="Standard"><text:s/>0.1593570709228516</text:p>
      <text:p text:style-name="Standard"><text:s/>0.2990429401397705</text:p>
      <text:p text:style-name="Standard"><text:s/>0.3275611400604248</text:p>
      <text:p text:style-name="Standard"><text:s/>0.2839248180389404</text:p>
      <text:p text:style-name="Standard"><text:s/>0.3217790126800537</text:p>
      <text:p text:style-name="Standard"><text:s/>0.3352830410003662</text:p>
      <text:p text:style-name="Standard"><text:s/>0.2155458927154541</text:p>
      <text:p text:style-name="Standard"><text:s/>0.2993769645690918</text:p>
      <text:p text:style-name="Standard"><text:s/>0.1262328624725342</text:p>
      <text:p text:style-name="Standard"><text:s/>0.1819050312042236</text:p>
      <text:p text:style-name="Standard"><text:s/>0.3387930393218994</text:p>
      <text:p text:style-name="Standard"><text:s/>0.1258540153503418</text:p>
      <text:p text:style-name="Standard"><text:s/>0.1090579032897949</text:p>
      <text:p text:style-name="Standard"><text:s/>0.1945059299468994</text:p>
      <text:p text:style-name="Standard"><text:s/>0.1493179798126221</text:p>
      <text:p text:style-name="Standard"><text:s/>0.2336459159851074</text:p>
      <text:p text:style-name="Standard"><text:s/>0.1936318874359131</text:p>
      <text:p text:style-name="Standard"><text:s/>0.149014949798584</text:p>
      <text:p text:style-name="Standard"><text:s/>0.1092431545257568</text:p>
      <text:p text:style-name="Standard"><text:s/>0.2100920677185059</text:p>
      <text:p text:style-name="Standard"><text:s/>0.1154038906097412</text:p>
      <text:p text:style-name="Standard"><text:s/>0.1426730155944824</text:p>
      <text:p text:style-name="Standard"><text:s/>0.2600388526916504</text:p>
      <text:p text:style-name="Standard"><text:s/>0.288038969039917</text:p>
      <text:p text:style-name="Standard"><text:s/>0.1649439334869385</text:p>
      <text:p text:style-name="Standard"><text:s/>0.2659649848937988</text:p>
      <text:p text:style-name="Standard"><text:s/>0.1315269470214844</text:p>
      <text:p text:style-name="Standard"><text:s/>0.008461952209472656</text:p>
      <text:p text:style-name="Standard"><text:s/>0.3504939079284668</text:p>
      <text:p text:style-name="Standard"><text:s/>0.2213981151580811</text:p>
      <text:p text:style-name="Standard"><text:s/>0.03645992279052734</text:p>
      <text:p text:style-name="Standard"><text:s/>0.3002967834472656</text:p>
      <text:p text:style-name="Standard"><text:s/>0.09233689308166504</text:p>
      <text:p text:style-name="Standard"><text:s/>0.1819849014282227</text:p>
      <text:p text:style-name="Standard"><text:s/>0.22794508934021</text:p>
      <text:p text:style-name="Standard"><text:s/>0.1260228157043457</text:p>
      <text:p text:style-name="Standard"><text:s/>0.2387821674346924</text:p>
      <text:p text:style-name="Standard"><text:s/>0.2161350250244141</text:p>
      <text:p text:style-name="Standard"><text:soft-page-break/><text:s/>0.1716079711914062</text:p>
      <text:p text:style-name="Standard"><text:s/>0.2886149883270264</text:p>
      <text:p text:style-name="Standard"><text:s/>0.1944098472595215</text:p>
      <text:p text:style-name="Standard"><text:s/>0.2879009246826172</text:p>
      <text:p text:style-name="Standard"><text:s/>0.2769758701324463</text:p>
      <text:p text:style-name="Standard"><text:s/>0.2545549869537354</text:p>
      <text:p text:style-name="Standard"><text:s/>0.3167641162872314</text:p>
      <text:p text:style-name="Standard"><text:s/>0.2951288223266602</text:p>
      <text:p text:style-name="Standard"><text:s/>0.2152059078216553</text:p>
      <text:p text:style-name="Standard"><text:s/>0.1650669574737549</text:p>
      <text:p text:style-name="Standard"><text:s/>0.1930320262908936</text:p>
      <text:p text:style-name="Standard"><text:s/>0.2821979522705078</text:p>
      <text:p text:style-name="Standard"><text:s/>0.05858707427978516</text:p>
      <text:p text:style-name="Standard"><text:s/>0.2717430591583252</text:p>
      <text:p text:style-name="Standard"><text:s/>0.1653749942779541</text:p>
      <text:p text:style-name="Standard"><text:s/>0.1488111019134521</text:p>
      <text:p text:style-name="Standard"><text:s/>0.1764740943908691</text:p>
      <text:p text:style-name="Standard"><text:s/>0.2435359954833984</text:p>
      <text:p text:style-name="Standard"><text:s/>0.1383399963378906</text:p>
      <text:p text:style-name="Standard"><text:s/>0.07086586952209473</text:p>
      <text:p text:style-name="Standard"><text:s/>0.05856919288635254</text:p>
      <text:p text:style-name="Standard"><text:s/>0.1704437732696533</text:p>
      <text:p text:style-name="Standard"><text:s/>0.1147119998931885</text:p>
      <text:p text:style-name="Standard"><text:s/>0.2825350761413574</text:p>
      <text:p text:style-name="Standard"><text:s/>0.04350399971008301</text:p>
      <text:p text:style-name="Standard"><text:s/>0.02504682540893555</text:p>
      <text:p text:style-name="Standard"><text:s/>0.1538259983062744</text:p>
      <text:p text:style-name="Standard"><text:s/>1.773708820343018</text:p>
      <text:p text:style-name="Standard"><text:s/>0.3833391666412354</text:p>
      <text:p text:style-name="Standard"><text:s/>0.7948369979858398</text:p>
      <text:p text:style-name="Standard"><text:s/>0.03101015090942383</text:p>
      <text:p text:style-name="Standard"><text:s/>0.3162050247192383</text:p>
      <text:p text:style-name="Standard"><text:s/>0.4123780727386475</text:p>
      <text:p text:style-name="Standard"><text:s/>0.2824759483337402</text:p>
      <text:p text:style-name="Standard"><text:s/>0.4130549430847168</text:p>
      <text:p text:style-name="Standard"><text:s/>0.6741471290588379</text:p>
      <text:p text:style-name="Standard"><text:s/>0.1762230396270752</text:p>
      <text:p text:style-name="Standard"><text:s/>0.2616100311279297</text:p>
      <text:p text:style-name="Standard"><text:s/>0.2330729961395264</text:p>
      <text:p text:style-name="Standard"><text:s/>0.1650958061218262</text:p>
      <text:p text:style-name="Standard"><text:s/>0.06456995010375977</text:p>
      <text:p text:style-name="Standard"><text:s/>0.2604508399963379</text:p>
      <text:p text:style-name="Standard"><text:s/>0.2546749114990234</text:p>
      <text:p text:style-name="Standard"><text:s/>0.2545912265777588</text:p>
      <text:p text:style-name="Standard"><text:s/>0.1822540760040283</text:p>
      <text:p text:style-name="Standard"><text:s/>0.1051080226898193</text:p>
      <text:p text:style-name="Standard"><text:s/>0.1203949451446533</text:p>
      <text:p text:style-name="Standard"><text:s/>0.1224210262298584</text:p>
      <text:p text:style-name="Standard"><text:s/>0.04347681999206543</text:p>
      <text:p text:style-name="Standard"><text:s/>0.3331148624420166</text:p>
      <text:p text:style-name="Standard"><text:s/>0.2440710067749023</text:p>
      <text:p text:style-name="Standard"><text:s/>0.2444980144500732</text:p>
      <text:p text:style-name="Standard"><text:soft-page-break/><text:s/>0.3329770565032959</text:p>
      <text:p text:style-name="Standard"><text:s/>0.3279049396514893</text:p>
      <text:p text:style-name="Standard"><text:s/>0.08684086799621582</text:p>
      <text:p text:style-name="Standard"><text:s/>0.1592888832092285</text:p>
      <text:p text:style-name="Standard"><text:s/>0.2769370079040527</text:p>
      <text:p text:style-name="Standard"><text:s/>0.1035909652709961</text:p>
      <text:p text:style-name="Standard"><text:s/>0.1659600734710693</text:p>
      <text:p text:style-name="Standard"><text:s/>0.204571008682251</text:p>
      <text:p text:style-name="Standard"><text:s/>0.0306708812713623</text:p>
      <text:p text:style-name="Standard"><text:s/>0.1033809185028076</text:p>
      <text:p text:style-name="Standard"><text:s/>0.1989710330963135</text:p>
      <text:p text:style-name="Standard"><text:s/>0.02592611312866211</text:p>
      <text:p text:style-name="Standard"><text:s/>1.797865867614746</text:p>
      <text:p text:style-name="Standard"><text:s/>0.1046590805053711</text:p>
      <text:p text:style-name="Standard"><text:s/>0.1561048030853271</text:p>
      <text:p text:style-name="Standard"><text:s/>0.053192138671875</text:p>
      <text:p text:style-name="Standard"><text:s/>0.3724918365478516</text:p>
      <text:p text:style-name="Standard"><text:s/>0.0475161075592041</text:p>
      <text:p text:style-name="Standard"><text:s/>0.1328930854797363</text:p>
      <text:p text:style-name="Standard"><text:s/>0.2671728134155273</text:p>
      <text:p text:style-name="Standard"><text:s/>0.2153711318969727</text:p>
      <text:p text:style-name="Standard"><text:s/>0.2313041687011719</text:p>
      <text:p text:style-name="Standard"><text:s/>0.2009818553924561</text:p>
      <text:p text:style-name="Standard"><text:s/>0.2434871196746826</text:p>
      <text:p text:style-name="Standard"><text:s/>0.2325930595397949</text:p>
      <text:p text:style-name="Standard"><text:s/>0.2885122299194336</text:p>
      <text:p text:style-name="Standard"><text:s/>0.2046408653259277</text:p>
      <text:p text:style-name="Standard"><text:s/>0.2385098934173584</text:p>
      <text:p text:style-name="Standard"><text:s/>0.2441780567169189</text:p>
      <text:p text:style-name="Standard"><text:s/>0.05335402488708496</text:p>
      <text:p text:style-name="Standard"><text:s/>0.2219688892364502</text:p>
      <text:p text:style-name="Standard"><text:s/>0.3778550624847412</text:p>
      <text:p text:style-name="Standard"><text:s/>0.08110499382019043</text:p>
      <text:p text:style-name="Standard"><text:s/>0.2435159683227539</text:p>
      <text:p text:style-name="Standard"><text:s/>0.05870795249938965</text:p>
      <text:p text:style-name="Standard"><text:s/>0.0420379638671875</text:p>
      <text:p text:style-name="Standard"><text:s/>0.01395511627197266</text:p>
      <text:p text:style-name="Standard"><text:s/>0.1706008911132812</text:p>
      <text:p text:style-name="Standard"><text:s/>1.612283945083618</text:p>
      <text:p text:style-name="Standard"><text:s/>0.0367119312286377</text:p>
      <text:p text:style-name="Standard"><text:s/>0.2733120918273926</text:p>
      <text:p text:style-name="Standard"><text:s/>0.08165502548217773</text:p>
      <text:p text:style-name="Standard"><text:s/>0.04345297813415527</text:p>
      <text:p text:style-name="Standard"><text:s/>0.3270208835601807</text:p>
      <text:p text:style-name="Standard"><text:s/>0.03692078590393066</text:p>
      <text:p text:style-name="Standard"><text:s/>1.73557710647583</text:p>
      <text:p text:style-name="Standard"><text:s/>0.3169999122619629</text:p>
      <text:p text:style-name="Standard"><text:s/>0.2937290668487549</text:p>
      <text:p text:style-name="Standard"><text:s/>0.2047750949859619</text:p>
      <text:p text:style-name="Standard"><text:s/>0.1090219020843506</text:p>
      <text:p text:style-name="Standard"><text:s/>0.1156258583068848</text:p>
      <text:p text:style-name="Standard"><text:s/>0.2376670837402344</text:p>
      <text:p text:style-name="Standard"><text:soft-page-break/><text:s/>0.1149799823760986</text:p>
      <text:p text:style-name="Standard"><text:s/>0.06434082984924316</text:p>
      <text:p text:style-name="Standard"><text:s/>0.2209658622741699</text:p>
      <text:p text:style-name="Standard"><text:s/>0.2101109027862549</text:p>
      <text:p text:style-name="Standard"><text:s/>0.05298304557800293</text:p>
      <text:p text:style-name="Standard"><text:s/>1.604532957077026</text:p>
      <text:p text:style-name="Standard"><text:s/>0.1033928394317627</text:p>
      <text:p text:style-name="Standard"><text:s/>0.04801201820373535</text:p>
      <text:p text:style-name="Standard"><text:s/>0.05431795120239258</text:p>
      <text:p text:style-name="Standard"><text:s/>0.1823627948760986</text:p>
      <text:p text:style-name="Standard"><text:s/>1.358142852783203</text:p>
      <text:p text:style-name="Standard"><text:s/>0.06994891166687012</text:p>
      <text:p text:style-name="Standard"><text:s/>0.3333039283752441</text:p>
      <text:p text:style-name="Standard"><text:s/>0.00871586799621582</text:p>
      <text:p text:style-name="Standard"><text:s/>0.04391002655029297</text:p>
      <text:p text:style-name="Standard"><text:s/>0.2719559669494629</text:p>
      <text:p text:style-name="Standard"><text:s/>0.03646087646484375</text:p>
      <text:p text:style-name="Standard"><text:s/>0.008470058441162109</text:p>
      <text:p text:style-name="Standard"><text:s/>0.08813381195068359</text:p>
      <text:p text:style-name="Standard"><text:s/>1.34312891960144</text:p>
      <text:p text:style-name="Standard"><text:s/>0.1037499904632568</text:p>
      <text:p text:style-name="Standard"><text:s/>0.1873469352722168</text:p>
      <text:p text:style-name="Standard"><text:s/>0.03643107414245605</text:p>
      <text:p text:style-name="Standard"><text:s/>0.1985352039337158</text:p>
      <text:p text:style-name="Standard"><text:s/>0.2602298259735107</text:p>
      <text:p text:style-name="Standard"><text:s/>0.05324912071228027</text:p>
      <text:p text:style-name="Standard"><text:s/>1.341500997543335</text:p>
      <text:p text:style-name="Standard"><text:s/>0.1715831756591797</text:p>
      <text:p text:style-name="Standard"><text:s/>0.1205770969390869</text:p>
      <text:p text:style-name="Standard"><text:s/>0.2156860828399658</text:p>
      <text:p text:style-name="Standard"><text:s/>0.2162141799926758</text:p>
      <text:p text:style-name="Standard"><text:s/>0.1259829998016357</text:p>
      <text:p text:style-name="Standard"><text:s/>0.2378599643707275</text:p>
      <text:p text:style-name="Standard"><text:s/>0.08865809440612793</text:p>
      <text:p text:style-name="Standard"><text:s/>1.546422958374023</text:p>
      <text:p text:style-name="Standard"><text:s/>0.271651029586792</text:p>
      <text:p text:style-name="Standard"><text:s/>0.294111967086792</text:p>
      <text:p text:style-name="Standard"><text:s/>0.06100916862487793</text:p>
      <text:p text:style-name="Standard"><text:s/>0.07008218765258789</text:p>
      <text:p text:style-name="Standard"><text:s/>0.1713027954101562</text:p>
      <text:p text:style-name="Standard"><text:s/>1.296005010604858</text:p>
      <text:p text:style-name="Standard"><text:s/>0.5068230628967285</text:p>
      <text:p text:style-name="Standard"><text:s/>0.1947300434112549</text:p>
      <text:p text:style-name="Standard"><text:s/>0.1601831912994385</text:p>
      <text:p text:style-name="Standard"><text:s/>0.2213540077209473</text:p>
      <text:p text:style-name="Standard"><text:s/>0.1597211360931396</text:p>
      <text:p text:style-name="Standard"><text:s/>1.467040061950684</text:p>
      <text:p text:style-name="Standard"><text:s/>0.07175016403198242</text:p>
      <text:p text:style-name="Standard"><text:s/>0.3384010791778564</text:p>
      <text:p text:style-name="Standard"><text:s/>0.04930901527404785</text:p>
      <text:p text:style-name="Standard"><text:s/>0.04353499412536621</text:p>
      <text:p text:style-name="Standard"><text:s/>0.1477339267730713</text:p>
      <text:p text:style-name="Standard"><text:soft-page-break/><text:s/>1.341174840927124</text:p>
      <text:p text:style-name="Standard"><text:s/>0.2446630001068115</text:p>
      <text:p text:style-name="Standard"><text:s/>0.2824020385742188</text:p>
      <text:p text:style-name="Standard"><text:s/>0.1257808208465576</text:p>
      <text:p text:style-name="Standard"><text:s/>0.143172025680542</text:p>
      <text:p text:style-name="Standard"><text:s/>0.1427550315856934</text:p>
      <text:p text:style-name="Standard"><text:s/>0.01950216293334961</text:p>
      <text:p text:style-name="Standard"><text:s/>0.03729486465454102</text:p>
      <text:p text:style-name="Standard"><text:s/>0.1985518932342529</text:p>
      <text:p text:style-name="Standard"><text:s/>0.03067708015441895</text:p>
      <text:p text:style-name="Standard"><text:s/>0.4112560749053955</text:p>
      <text:p text:style-name="Standard"><text:s/>0.4838399887084961</text:p>
      <text:p text:style-name="Standard"><text:s/>0.08698606491088867</text:p>
      <text:p text:style-name="Standard"><text:s/>0.366940975189209</text:p>
      <text:p text:style-name="Standard"><text:s/>0.1044411659240723</text:p>
      <text:p text:style-name="Standard"><text:s/>1.470485210418701</text:p>
      <text:p text:style-name="Standard"><text:s/>0.1033928394317627</text:p>
      <text:p text:style-name="Standard"><text:s/>0.2994019985198975</text:p>
      <text:p text:style-name="Standard"><text:s/>0.05326485633850098</text:p>
      <text:p text:style-name="Standard"><text:s/>0.2658729553222656</text:p>
      <text:p text:style-name="Standard"><text:s/>0.08665609359741211</text:p>
      <text:p text:style-name="Standard"><text:s/>0.2935061454772949</text:p>
      <text:p text:style-name="Standard"><text:s/>0.2768561840057373</text:p>
      <text:p text:style-name="Standard"><text:s/>0.1817440986633301</text:p>
      <text:p text:style-name="Standard"><text:s/>0.4395937919616699</text:p>
      <text:p text:style-name="Standard"><text:s/>0.3560061454772949</text:p>
      <text:p text:style-name="Standard"><text:s/>0.2048358917236328</text:p>
      <text:p text:style-name="Standard"><text:s/>0.1988589763641357</text:p>
      <text:p text:style-name="Standard"><text:s/>0.2776451110839844</text:p>
      <text:p text:style-name="Standard"><text:s/>0.1034188270568848</text:p>
      <text:p text:style-name="Standard"><text:s/>0.04342508316040039</text:p>
      <text:p text:style-name="Standard"><text:s/>0.0417630672454834</text:p>
      <text:p text:style-name="Standard"><text:s/>0.2604711055755615</text:p>
      <text:p text:style-name="Standard"><text:s/>0.008656978607177734</text:p>
      <text:p text:style-name="Standard"><text:s/>0.1113150119781494</text:p>
      <text:p text:style-name="Standard"><text:s/>0.1642711162567139</text:p>
      <text:p text:style-name="Standard"><text:s/>0.01963090896606445</text:p>
      <text:p text:style-name="Standard"><text:s/>0.04439401626586914</text:p>
      <text:p text:style-name="Standard"><text:s/>0.1043012142181396</text:p>
      <text:p text:style-name="Standard"><text:s/>0.008417844772338867</text:p>
      <text:p text:style-name="Standard"><text:s/>1.612806081771851</text:p>
      <text:p text:style-name="Standard"><text:s/>0.1547811031341553</text:p>
      <text:p text:style-name="Standard"><text:s/>0.07039618492126465</text:p>
      <text:p text:style-name="Standard"><text:s/>0.1539371013641357</text:p>
      <text:p text:style-name="Standard"><text:s/>0.05300498008728027</text:p>
      <text:p text:style-name="Standard"><text:s/>0.008372068405151367</text:p>
      <text:p text:style-name="Standard"><text:s/>0.2389929294586182</text:p>
      <text:p text:style-name="Standard"><text:s/>0.03684496879577637</text:p>
      <text:p text:style-name="Standard"><text:s/>0.04352378845214844</text:p>
      <text:p text:style-name="Standard"><text:s/>0.1768181324005127</text:p>
      <text:p text:style-name="Standard"><text:s/>0.1092050075531006</text:p>
      <text:p text:style-name="Standard"><text:s/>1.379668951034546</text:p>
      <text:p text:style-name="Standard"><text:soft-page-break/><text:s/>0.372492790222168</text:p>
      <text:p text:style-name="Standard"><text:s/>0.1986842155456543</text:p>
      <text:p text:style-name="Standard"><text:s/>0.09265518188476562</text:p>
      <text:p text:style-name="Standard"><text:s/>0.2378079891204834</text:p>
      <text:p text:style-name="Standard"><text:s/>0.1715290546417236</text:p>
      <text:p text:style-name="Standard"><text:s/>0.07594513893127441</text:p>
      <text:p text:style-name="Standard"><text:s/>0.2559700012207031</text:p>
      <text:p text:style-name="Standard"><text:s/>0.2442409992218018</text:p>
      <text:p text:style-name="Standard"><text:s/>1.324079990386963</text:p>
      <text:p text:style-name="Standard"><text:s/>0.09892892837524414</text:p>
      <text:p text:style-name="Standard"><text:s/>0.1427791118621826</text:p>
      <text:p text:style-name="Standard"><text:s/>0.03604793548583984</text:p>
      <text:p text:style-name="Standard"><text:s/>0.1273999214172363</text:p>
      <text:p text:style-name="Standard"><text:s/>0.0980839729309082</text:p>
      <text:p text:style-name="Standard"><text:s/>0.03060317039489746</text:p>
      <text:p text:style-name="Standard"><text:s/>1.016052961349487</text:p>
      <text:p text:style-name="Standard"><text:s/>0.05309104919433594</text:p>
      <text:p text:style-name="Standard"><text:s/>0.8027060031890869</text:p>
      <text:p text:style-name="Standard"><text:s/>0.00837397575378418</text:p>
      <text:p text:style-name="Standard"><text:s/>0.1650400161743164</text:p>
      <text:p text:style-name="Standard"><text:s/>1.355262041091919</text:p>
      <text:p text:style-name="Standard"><text:s/>1.917616844177246</text:p>
      <text:p text:style-name="Standard"><text:s/>0.36649489402771</text:p>
      <text:p text:style-name="Standard"><text:s/>0.115868091583252</text:p>
      <text:p text:style-name="Standard"><text:s/>0.0474998950958252</text:p>
      <text:p text:style-name="Standard"><text:s/>0.3626580238342285</text:p>
      <text:p text:style-name="Standard"><text:s/>0.05334711074829102</text:p>
      <text:p text:style-name="Standard"><text:s/>0.3105289936065674</text:p>
      <text:p text:style-name="Standard"><text:s/>0.1985659599304199</text:p>
      <text:p text:style-name="Standard"><text:s/>0.344041109085083</text:p>
      <text:p text:style-name="Standard"><text:s/>0.2941598892211914</text:p>
      <text:p text:style-name="Standard"><text:s/>0.3282809257507324</text:p>
      <text:p text:style-name="Standard"><text:s/>0.3505508899688721</text:p>
      <text:p text:style-name="Standard"><text:s/>0.4015021324157715</text:p>
      <text:p text:style-name="Standard"><text:s/>0.3444650173187256</text:p>
      <text:p text:style-name="Standard"><text:s/>0.2937371730804443</text:p>
      <text:p text:style-name="Standard"><text:s/>0.3440978527069092</text:p>
      <text:p text:style-name="Standard"><text:s/>0.2545778751373291</text:p>
      <text:p text:style-name="Standard"><text:s/>0.2321250438690186</text:p>
      <text:p text:style-name="Standard"><text:s/>0.08717179298400879</text:p>
      <text:p text:style-name="Standard"><text:s/>0.3730320930480957</text:p>
      <text:p text:style-name="Standard"><text:s/>0.2832541465759277</text:p>
      <text:p text:style-name="Standard"><text:s/>0.3604600429534912</text:p>
      <text:p text:style-name="Standard"><text:s/>0.1816551685333252</text:p>
      <text:p text:style-name="Standard"><text:s/>0.1859779357910156</text:p>
      <text:p text:style-name="Standard"><text:s/>0.2833588123321533</text:p>
      <text:p text:style-name="Standard"><text:s/>0.1651201248168945</text:p>
      <text:p text:style-name="Standard"><text:s/>0.0755469799041748</text:p>
      <text:p text:style-name="Standard"><text:s/>0.2113640308380127</text:p>
      <text:p text:style-name="Standard"><text:s/>0.1203639507293701</text:p>
      <text:p text:style-name="Standard"><text:s/>0.07588291168212891</text:p>
      <text:p text:style-name="Standard"><text:s/>0.1091899871826172</text:p>
      <text:p text:style-name="Standard"><text:soft-page-break/><text:s/>0.2160751819610596</text:p>
      <text:p text:style-name="Standard"><text:s/>0.09992790222167969</text:p>
      <text:p text:style-name="Standard"><text:s/>0.03078603744506836</text:p>
      <text:p text:style-name="Standard"><text:s/>0.1944739818572998</text:p>
      <text:p text:style-name="Standard"><text:s/>0.1095139980316162</text:p>
      <text:p text:style-name="Standard"><text:s/>0.04772806167602539</text:p>
      <text:p text:style-name="Standard"><text:s/>0.1482031345367432</text:p>
      <text:p text:style-name="Standard"><text:s/>0.01396393775939941</text:p>
      <text:p text:style-name="Standard"><text:s/>0.1037781238555908</text:p>
      <text:p text:style-name="Standard"><text:s/>0.05917119979858398</text:p>
      <text:p text:style-name="Standard"><text:s/>0.03080582618713379</text:p>
      <text:p text:style-name="Standard"><text:s/>0.03812813758850098</text:p>
      <text:p text:style-name="Standard"><text:s/>0.1597981452941895</text:p>
      <text:p text:style-name="Standard"><text:s/>0.05317091941833496</text:p>
      <text:p text:style-name="Standard"><text:s/>0.008540868759155273</text:p>
      <text:p text:style-name="Standard"><text:s/>0.1315350532531738</text:p>
      <text:p text:style-name="Standard"><text:s/>0.04293417930603027</text:p>
      <text:p text:style-name="Standard"><text:s/>0.1888060569763184</text:p>
      <text:p text:style-name="Standard"><text:s/>0.2657558917999268</text:p>
      <text:p text:style-name="Standard"><text:s/>0.1717400550842285</text:p>
      <text:p text:style-name="Standard"><text:s/>0.09847903251647949</text:p>
      <text:p text:style-name="Standard"><text:s/>0.03633308410644531</text:p>
      <text:p text:style-name="Standard"><text:s/>1.46955394744873</text:p>
      <text:p text:style-name="Standard"><text:s/>0.2940990924835205</text:p>
      <text:p text:style-name="Standard"><text:s/>0.2211248874664307</text:p>
      <text:p text:style-name="Standard"><text:s/>0.04228115081787109</text:p>
      <text:p text:style-name="Standard"><text:s/>0.2325139045715332</text:p>
      <text:p text:style-name="Standard"><text:s/>0.148245096206665</text:p>
      <text:p text:style-name="Standard"><text:s/>0.09351611137390137</text:p>
      <text:p text:style-name="Standard"><text:s/>0.126187801361084</text:p>
      <text:p text:style-name="Standard"><text:s/>0.1878960132598877</text:p>
      <text:p text:style-name="Standard"><text:s/>0.5235440731048584</text:p>
      <text:p text:style-name="Standard"><text:s/>0.2169690132141113</text:p>
      <text:p text:style-name="Standard"><text:s/>0.2111480236053467</text:p>
      <text:p text:style-name="Standard"><text:s/>0.1484689712524414</text:p>
      <text:p text:style-name="Standard"><text:s/>0.2445878982543945</text:p>
      <text:p text:style-name="Standard"><text:s/>0.1933541297912598</text:p>
      <text:p text:style-name="Standard"><text:s/>0.4838747978210449</text:p>
      <text:p text:style-name="Standard"><text:s/>0.2380120754241943</text:p>
      <text:p text:style-name="Standard"><text:s/>0.1718959808349609</text:p>
      <text:p text:style-name="Standard"><text:s/>0.05349111557006836</text:p>
      <text:p text:style-name="Standard"><text:s/>1.357318878173828</text:p>
      <text:p text:style-name="Standard"><text:s/>0.09807515144348145</text:p>
      <text:p text:style-name="Standard"><text:s/>0.05323386192321777</text:p>
      <text:p text:style-name="Standard"><text:s/>0.3068888187408447</text:p>
      <text:p text:style-name="Standard"><text:s/>0.1048719882965088</text:p>
      <text:p text:style-name="Standard"><text:s/>0.05305910110473633</text:p>
      <text:p text:style-name="Standard"><text:s/>0.1984639167785645</text:p>
      <text:p text:style-name="Standard"><text:s/>0.2657699584960938</text:p>
      <text:p text:style-name="Standard"><text:s/>0.004016876220703125</text:p>
      <text:p text:style-name="Standard"><text:s/>0.1493852138519287</text:p>
      <text:p text:style-name="Standard"><text:s/>0.09237003326416016</text:p>
      <text:p text:style-name="Standard"><text:soft-page-break/><text:s/>0.09251880645751953</text:p>
      <text:p text:style-name="Standard"><text:s/>0.3111269474029541</text:p>
      <text:p text:style-name="Standard"><text:s/>0.2156648635864258</text:p>
      <text:p text:style-name="Standard"><text:s/>0.1428349018096924</text:p>
      <text:p text:style-name="Standard"><text:s/>0.1552591323852539</text:p>
      <text:p text:style-name="Standard"><text:s/>0.105118989944458</text:p>
      <text:p text:style-name="Standard"><text:s/>0.01416993141174316</text:p>
      <text:p text:style-name="Standard"><text:s/>1.366205930709839</text:p>
      <text:p text:style-name="Standard"><text:s/>0.1145250797271729</text:p>
      <text:p text:style-name="Standard"><text:s/>0.0929410457611084</text:p>
      <text:p text:style-name="Standard"><text:s/>1.466192007064819</text:p>
      <text:p text:style-name="Standard"><text:s/>0.08110880851745605</text:p>
      <text:p text:style-name="Standard"><text:s/>0.07621216773986816</text:p>
      <text:p text:style-name="Standard"><text:s/>1.234799146652222</text:p>
      <text:p text:style-name="Standard"><text:s/>0.3387370109558105</text:p>
      <text:p text:style-name="Standard"><text:s/>0.03109407424926758</text:p>
      <text:p text:style-name="Standard"><text:s/>0.1434500217437744</text:p>
      <text:p text:style-name="Standard"><text:s/>0.07554411888122559</text:p>
      <text:p text:style-name="Standard"><text:s/>0.1763300895690918</text:p>
      <text:p text:style-name="Standard"><text:s/>0.3663949966430664</text:p>
      <text:p text:style-name="Standard"><text:s/>0.1481919288635254</text:p>
      <text:p text:style-name="Standard"><text:s/>0.08707809448242188</text:p>
      <text:p text:style-name="Standard"><text:s/>0.1987700462341309</text:p>
      <text:p text:style-name="Standard"><text:s/>0.1090011596679688</text:p>
      <text:p text:style-name="Standard"><text:s/>0.03622913360595703</text:p>
      <text:p text:style-name="Standard"><text:s/>0.3986649513244629</text:p>
      <text:p text:style-name="Standard"><text:s/>0.13720703125</text:p>
      <text:p text:style-name="Standard"><text:s/>0.009860992431640625</text:p>
      <text:p text:style-name="Standard"><text:s/>1.252204895019531</text:p>
      <text:p text:style-name="Standard"><text:s/>1.201498985290527</text:p>
      <text:p text:style-name="Standard"><text:s/>0.3448221683502197</text:p>
      <text:p text:style-name="Standard"><text:s/>0.05322098731994629</text:p>
      <text:p text:style-name="Standard"><text:s/>0.1612560749053955</text:p>
      <text:p text:style-name="Standard"><text:s/>0.1150400638580322</text:p>
      <text:p text:style-name="Standard"><text:s/>0.1202309131622314</text:p>
      <text:p text:style-name="Standard"><text:s/>0.2112371921539307</text:p>
      <text:p text:style-name="Standard"><text:s/>0.1595809459686279</text:p>
      <text:p text:style-name="Standard"><text:s/>0.2775459289550781</text:p>
      <text:p text:style-name="Standard"><text:s/>0.215627908706665</text:p>
      <text:p text:style-name="Standard"><text:s/>0.1650359630584717</text:p>
      <text:p text:style-name="Standard"><text:s/>0.2382059097290039</text:p>
      <text:p text:style-name="Standard"><text:s/>0.1708889007568359</text:p>
      <text:p text:style-name="Standard"><text:s/>0.1764659881591797</text:p>
      <text:p text:style-name="Standard"><text:s/>0.1035521030426025</text:p>
      <text:p text:style-name="Standard"><text:s/>0.08668994903564453</text:p>
      <text:p text:style-name="Standard"><text:s/>0.09353208541870117</text:p>
      <text:p text:style-name="Standard"><text:s/>1.45969295501709</text:p>
      <text:p text:style-name="Standard"><text:s/>0.1874170303344727</text:p>
      <text:p text:style-name="Standard"><text:s/>0.05314087867736816</text:p>
      <text:p text:style-name="Standard"><text:s/>0.02522897720336914</text:p>
      <text:p text:style-name="Standard"><text:s/>0.07691597938537598</text:p>
      <text:p text:style-name="Standard"><text:s/>0.2375719547271729</text:p>
      <text:p text:style-name="Standard"><text:soft-page-break/><text:s/>0.01449704170227051</text:p>
      <text:p text:style-name="Standard"><text:s/>0.2324228286743164</text:p>
      <text:p text:style-name="Standard"><text:s/>0.1319670677185059</text:p>
      <text:p text:style-name="Standard"><text:s/>0.2321889400482178</text:p>
      <text:p text:style-name="Standard"><text:s/>0.1257550716400146</text:p>
      <text:p text:style-name="Standard"><text:s/>0.09334301948547363</text:p>
      <text:p text:style-name="Standard"><text:s/>0.1314749717712402</text:p>
      <text:p text:style-name="Standard"><text:s/>0.1984729766845703</text:p>
      <text:p text:style-name="Standard"><text:s/>0.1314051151275635</text:p>
      <text:p text:style-name="Standard"><text:s/>0.1036210060119629</text:p>
      <text:p text:style-name="Standard"><text:s/>0.2263891696929932</text:p>
      <text:p text:style-name="Standard"><text:s/>0.2935659885406494</text:p>
      <text:p text:style-name="Standard"><text:s/>0.176347017288208</text:p>
      <text:p text:style-name="Standard"><text:s/>0.1440918445587158</text:p>
      <text:p text:style-name="Standard"><text:s/>0.1818640232086182</text:p>
      <text:p text:style-name="Standard"><text:s/>0.1317028999328613</text:p>
      <text:p text:style-name="Standard"><text:s/>0.2656681537628174</text:p>
      <text:p text:style-name="Standard"><text:s/>0.07627987861633301</text:p>
      <text:p text:style-name="Standard"><text:s/>0.2096748352050781</text:p>
      <text:p text:style-name="Standard"><text:s/>0.2098040580749512</text:p>
      <text:p text:style-name="Standard"><text:s/>0.1037299633026123</text:p>
      <text:p text:style-name="Standard"><text:s/>0.272162914276123</text:p>
      <text:p text:style-name="Standard"><text:s/>0.1935949325561523</text:p>
      <text:p text:style-name="Standard"><text:s/>0.1485700607299805</text:p>
      <text:p text:style-name="Standard"><text:s/>0.5334939956665039</text:p>
      <text:p text:style-name="Standard"><text:s/>0.1650340557098389</text:p>
      <text:p text:style-name="Standard"><text:s/>1.482024908065796</text:p>
      <text:p text:style-name="Standard"><text:s/>0.6194779872894287</text:p>
      <text:p text:style-name="Standard"><text:s/>0.1848330497741699</text:p>
      <text:p text:style-name="Standard"><text:s/>0.1553058624267578</text:p>
      <text:p text:style-name="Standard"><text:s/>0.3628458976745605</text:p>
      <text:p text:style-name="Standard"><text:s/>0.2828941345214844</text:p>
      <text:p text:style-name="Standard"><text:s/>0.1987800598144531</text:p>
      <text:p text:style-name="Standard"><text:s/>0.2619049549102783</text:p>
      <text:p text:style-name="Standard"><text:s/>0.1712329387664795</text:p>
      <text:p text:style-name="Standard"><text:s/>0.2055389881134033</text:p>
      <text:p text:style-name="Standard"><text:s/>0.176163911819458</text:p>
      <text:p text:style-name="Standard"><text:s/>0.09325504302978516</text:p>
      <text:p text:style-name="Standard"><text:s/>0.04793906211853027</text:p>
      <text:p text:style-name="Standard"><text:s/>0.2832851409912109</text:p>
      <text:p text:style-name="Standard"><text:s/>0.1257369518280029</text:p>
      <text:p text:style-name="Standard"><text:s/>0.2940549850463867</text:p>
      <text:p text:style-name="Standard"><text:s/>0.294058084487915</text:p>
      <text:p text:style-name="Standard"><text:s/>0.1537330150604248</text:p>
      <text:p text:style-name="Standard"><text:s/>0.109637975692749</text:p>
      <text:p text:style-name="Standard"><text:s/>0.1550569534301758</text:p>
      <text:p text:style-name="Standard"><text:s/>0.5605170726776123</text:p>
      <text:p text:style-name="Standard"><text:s/>0.09226298332214355</text:p>
      <text:p text:style-name="Standard"><text:s/>0.1163120269775391</text:p>
      <text:p text:style-name="Standard"><text:s/>0.09795379638671875</text:p>
      <text:p text:style-name="Standard"><text:s/>0.2660670280456543</text:p>
      <text:p text:style-name="Standard"><text:s/>0.2717628479003906</text:p>
      <text:p text:style-name="Standard"><text:soft-page-break/><text:s/>0.1209969520568848</text:p>
      <text:p text:style-name="Standard"><text:s/>0.06025385856628418</text:p>
      <text:p text:style-name="Standard"><text:s/>0.0868990421295166</text:p>
      <text:p text:style-name="Standard"><text:s/>0.2543430328369141</text:p>
      <text:p text:style-name="Standard"><text:s/>0.149583101272583</text:p>
      <text:p text:style-name="Standard"><text:s/>0.0708620548248291</text:p>
      <text:p text:style-name="Standard"><text:s/>0.2729740142822266</text:p>
      <text:p text:style-name="Standard"><text:s/>0.1817810535430908</text:p>
      <text:p text:style-name="Standard"><text:s/>0.07552814483642578</text:p>
      <text:p text:style-name="Standard"><text:s/>0.1318471431732178</text:p>
      <text:p text:style-name="Standard"><text:s/>0.1538660526275635</text:p>
      <text:p text:style-name="Standard"><text:s/>0.1480839252471924</text:p>
      <text:p text:style-name="Standard"><text:s/>0.09231996536254883</text:p>
      <text:p text:style-name="Standard"><text:s/>0.3341720104217529</text:p>
      <text:p text:style-name="Standard"><text:s/>0.1485741138458252</text:p>
      <text:p text:style-name="Standard"><text:s/>0.1933040618896484</text:p>
      <text:p text:style-name="Standard"><text:s/>0.1427879333496094</text:p>
      <text:p text:style-name="Standard"><text:s/>0.110152006149292</text:p>
      <text:p text:style-name="Standard"><text:s/>0.1487879753112793</text:p>
      <text:p text:style-name="Standard"><text:s/>0.2441060543060303</text:p>
      <text:p text:style-name="Standard"><text:s/>0.1991369724273682</text:p>
      <text:p text:style-name="Standard"><text:s/>0.1707651615142822</text:p>
      <text:p text:style-name="Standard"><text:s/>0.1543829441070557</text:p>
      <text:p text:style-name="Standard"><text:s/>0.2327678203582764</text:p>
      <text:p text:style-name="Standard"><text:s/>0.1091420650482178</text:p>
      <text:p text:style-name="Standard"><text:s/>0.09910798072814941</text:p>
      <text:p text:style-name="Standard"><text:s/>0.1381821632385254</text:p>
      <text:p text:style-name="Standard"><text:s/>0.160228967666626</text:p>
      <text:p text:style-name="Standard"><text:s/>0.1427750587463379</text:p>
      <text:p text:style-name="Standard"><text:s/>0.06402802467346191</text:p>
      <text:p text:style-name="Standard"><text:s/>0.2275359630584717</text:p>
      <text:p text:style-name="Standard"><text:s/>0.1091008186340332</text:p>
      <text:p text:style-name="Standard"><text:s/>0.03777694702148438</text:p>
      <text:p text:style-name="Standard"><text:s/>0.1320610046386719</text:p>
      <text:p text:style-name="Standard"><text:s/>0.0645601749420166</text:p>
      <text:p text:style-name="Standard"><text:s/>0.2098269462585449</text:p>
      <text:p text:style-name="Standard"><text:s/>0.1709620952606201</text:p>
      <text:p text:style-name="Standard"><text:s/>0.2607119083404541</text:p>
      <text:p text:style-name="Standard"><text:s/>0.322545051574707</text:p>
      <text:p text:style-name="Standard"><text:s/>0.09801983833312988</text:p>
      <text:p text:style-name="Standard"><text:s/>0.1710469722747803</text:p>
      <text:p text:style-name="Standard"><text:s/>0.1987040042877197</text:p>
      <text:p text:style-name="Standard"><text:s/>0.2713818550109863</text:p>
      <text:p text:style-name="Standard"><text:s/>0.3232312202453613</text:p>
      <text:p text:style-name="Standard"><text:s/>0.4064981937408447</text:p>
      <text:p text:style-name="Standard"><text:s/>0.3552818298339844</text:p>
      <text:p text:style-name="Standard"><text:s/>0.1430540084838867</text:p>
      <text:p text:style-name="Standard"><text:s/>0.216933012008667</text:p>
      <text:p text:style-name="Standard"><text:s/>0.1930420398712158</text:p>
      <text:p text:style-name="Standard"><text:s/>0.01993203163146973</text:p>
      <text:p text:style-name="Standard"><text:s/>0.1883149147033691</text:p>
      <text:p text:style-name="Standard"><text:s/>0.148806095123291</text:p>
      <text:p text:style-name="Standard"><text:soft-page-break/><text:s/>0.1259450912475586</text:p>
      <text:p text:style-name="Standard"><text:s/>0.2385509014129639</text:p>
      <text:p text:style-name="Standard"><text:s/>0.2199969291687012</text:p>
      <text:p text:style-name="Standard"><text:s/>0.1728031635284424</text:p>
      <text:p text:style-name="Standard"><text:s/>0.2211599349975586</text:p>
      <text:p text:style-name="Standard"><text:s/>0.2046182155609131</text:p>
      <text:p text:style-name="Standard"><text:s/>0.1710360050201416</text:p>
      <text:p text:style-name="Standard"><text:s/>0.1988499164581299</text:p>
      <text:p text:style-name="Standard"><text:s/>0.1649398803710938</text:p>
      <text:p text:style-name="Standard"><text:s/>0.1210689544677734</text:p>
      <text:p text:style-name="Standard"><text:s/>0.4334590435028076</text:p>
      <text:p text:style-name="Standard"><text:s/>0.2044541835784912</text:p>
      <text:p text:style-name="Standard"><text:s/>0.02676200866699219</text:p>
      <text:p text:style-name="Standard"><text:s/>0.3775479793548584</text:p>
      <text:p text:style-name="Standard"><text:s/>0.1045479774475098</text:p>
      <text:p text:style-name="Standard"><text:s/>0.08662605285644531</text:p>
      <text:p text:style-name="Standard"><text:s/>0.10359787940979</text:p>
      <text:p text:style-name="Standard"><text:s/>0.2268848419189453</text:p>
      <text:p text:style-name="Standard"><text:s/>0.1819849014282227</text:p>
      <text:p text:style-name="Standard"><text:s/>0.1878559589385986</text:p>
      <text:p text:style-name="Standard"><text:s/>0.1372208595275879</text:p>
      <text:p text:style-name="Standard"><text:s/>0.1425108909606934</text:p>
      <text:p text:style-name="Standard"><text:s/>0.1487629413604736</text:p>
      <text:p text:style-name="Standard"><text:s/>0.1540849208831787</text:p>
      <text:p text:style-name="Standard"><text:s/>0.1034319400787354</text:p>
      <text:p text:style-name="Standard"><text:s/>0.3328509330749512</text:p>
      <text:p text:style-name="Standard"><text:s/>0.2001569271087646</text:p>
      <text:p text:style-name="Standard"><text:s/>0.1655049324035645</text:p>
      <text:p text:style-name="Standard"><text:s/>0.08277606964111328</text:p>
      <text:p text:style-name="Standard"><text:s/>0.1372590065002441</text:p>
      <text:p text:style-name="Standard"><text:s/>0.1158530712127686</text:p>
      <text:p text:style-name="Standard"><text:s/>0.1487669944763184</text:p>
      <text:p text:style-name="Standard"><text:s/>0.3401200771331787</text:p>
      <text:p text:style-name="Standard"><text:s/>0.1370711326599121</text:p>
      <text:p text:style-name="Standard"><text:s/>0.2603230476379395</text:p>
      <text:p text:style-name="Standard"><text:s/>0.3557848930358887</text:p>
      <text:p text:style-name="Standard"><text:s/>0.327092170715332</text:p>
      <text:p text:style-name="Standard"><text:s/>0.2548420429229736</text:p>
      <text:p text:style-name="Standard"><text:s/>0.1481399536132812</text:p>
      <text:p text:style-name="Standard"><text:s/>0.2379341125488281</text:p>
      <text:p text:style-name="Standard"><text:s/>0.1481311321258545</text:p>
      <text:p text:style-name="Standard"><text:s/>0.3102350234985352</text:p>
      <text:p text:style-name="Standard"><text:s/>0.08677577972412109</text:p>
      <text:p text:style-name="Standard"><text:s/>0.3619561195373535</text:p>
      <text:p text:style-name="Standard"><text:s/>0.1154470443725586</text:p>
      <text:p text:style-name="Standard"><text:s/>0.0206758975982666</text:p>
      <text:p text:style-name="Standard"><text:s/>0.2499680519104004</text:p>
      <text:p text:style-name="Standard"><text:s/>0.1372780799865723</text:p>
      <text:p text:style-name="Standard"><text:s/>0.09962582588195801</text:p>
      <text:p text:style-name="Standard"><text:s/>0.1888091564178467</text:p>
      <text:p text:style-name="Standard"><text:s/>0.1379539966583252</text:p>
      <text:p text:style-name="Standard"><text:s/>0.1093170642852783</text:p>
      <text:p text:style-name="Standard"><text:soft-page-break/><text:s/>0.2835450172424316</text:p>
      <text:p text:style-name="Standard"><text:s/>0.1762630939483643</text:p>
      <text:p text:style-name="Standard"><text:s/>0.1484889984130859</text:p>
      <text:p text:style-name="Standard"><text:s/>0.2061018943786621</text:p>
      <text:p text:style-name="Standard"><text:s/>0.1090340614318848</text:p>
      <text:p text:style-name="Standard"><text:s/>0.1093900203704834</text:p>
      <text:p text:style-name="Standard"><text:s/>0.09961104393005371</text:p>
      <text:p text:style-name="Standard"><text:s/>0.2208859920501709</text:p>
      <text:p text:style-name="Standard"><text:s/>0.2995560169219971</text:p>
      <text:p text:style-name="Standard"><text:s/>0.03679895401000977</text:p>
      <text:p text:style-name="Standard"><text:s/>0.1723020076751709</text:p>
      <text:p text:style-name="Standard"><text:s/>0.1653690338134766</text:p>
      <text:p text:style-name="Standard"><text:s/>0.2210700511932373</text:p>
      <text:p text:style-name="Standard"><text:s/>0.08147215843200684</text:p>
      <text:p text:style-name="Standard"><text:s/>0.1647059917449951</text:p>
      <text:p text:style-name="Standard"><text:s/>0.07033491134643555</text:p>
      <text:p text:style-name="Standard"><text:s/>0.1318769454956055</text:p>
      <text:p text:style-name="Standard"><text:s/>0.1596558094024658</text:p>
      <text:p text:style-name="Standard"><text:s/>0.06032800674438477</text:p>
      <text:p text:style-name="Standard"><text:s/>0.2494058609008789</text:p>
      <text:p text:style-name="Standard"><text:s/>0.1988799571990967</text:p>
      <text:p text:style-name="Standard"><text:s/>0.2545790672302246</text:p>
      <text:p text:style-name="Standard"><text:s/>0.3627638816833496</text:p>
      <text:p text:style-name="Standard"><text:s/>0.3231208324432373</text:p>
      <text:p text:style-name="Standard"><text:s/>0.3725039958953857</text:p>
      <text:p text:style-name="Standard"><text:s/>0.3514211177825928</text:p>
      <text:p text:style-name="Standard"><text:s/>0.2207329273223877</text:p>
      <text:p text:style-name="Standard"><text:s/>0.3772580623626709</text:p>
      <text:p text:style-name="Standard"/>
      <text:p text:style-name="Standard"/>
      <text:p text:style-name="Standard"># name: avgTeste</text:p>
      <text:p text:style-name="Standard"># type: scalar</text:p>
      <text:p text:style-name="Standard">0.2459231481552124</text:p>
      <text:p text:style-name="Standard"/>
      <text:p text:style-name="Standard"/>
      <text:p text:style-name="Standard"># name: antecipatedresponseT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0-12-03T11:11:44.436433301</dc:date>
    <meta:editing-duration>PT9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05" meta:paragraph-count="3869" meta:word-count="9320" meta:character-count="55451" meta:non-whitespace-character-count="46906"/>
  </office:meta>
</office:document-meta>
</file>